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</style:style>
    <style:style style:name="gr7" style:family="graphic" style:parent-style-name="standard">
      <style:graphic-properties draw:textarea-horizontal-align="justify" draw:textarea-vertical-align="middle" draw:auto-grow-height="false" fo:min-height="1.293cm" fo:min-width="1.202cm"/>
    </style:style>
    <style:style style:name="gr8" style:family="graphic" style:parent-style-name="standard">
      <style:graphic-properties draw:textarea-horizontal-align="justify" draw:textarea-vertical-align="middle" draw:auto-grow-height="false" fo:min-height="1.293cm" fo:min-width="1.2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.14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45cm" fo:min-width="1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1.4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7" style:family="graphic" style:parent-style-name="standard">
      <style:graphic-properties draw:textarea-horizontal-align="justify" draw:textarea-vertical-align="middle" draw:auto-grow-height="false" fo:min-height="0.639cm" fo:min-width="1.412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objectwithoutfill">
      <style:graphic-properties svg:stroke-color="#ff3333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4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25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27" style:family="graphic" style:parent-style-name="Default_5f_3">
      <style:graphic-properties draw:stroke="none" draw:fill="none" fo:min-height="9.75cm"/>
    </style:style>
    <style:style style:name="gr28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29" style:family="graphic" style:parent-style-name="objectwithoutfill">
      <style:graphic-properties draw:marker-end="Rounded_20_short_20_Arrow" draw:fill="none" draw:textarea-horizontal-align="center" draw:textarea-vertical-align="middle"/>
    </style:style>
    <style:style style:name="gr3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54cm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33" style:family="graphic" style:parent-style-name="Default_5f_3">
      <style:graphic-properties draw:textarea-horizontal-align="justify" draw:textarea-vertical-align="middle" draw:auto-grow-height="false" fo:min-height="1.25cm" fo:min-width="1cm"/>
    </style:style>
    <style:style style:name="gr34" style:family="graphic" style:parent-style-name="Default_5f_3">
      <style:graphic-properties draw:textarea-horizontal-align="justify" draw:textarea-vertical-align="middle" draw:auto-grow-height="false" fo:min-height="1.25cm" fo:min-width="2cm"/>
    </style:style>
    <style:style style:name="gr35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36" style:family="graphic" style:parent-style-name="Default_5f_3">
      <style:graphic-properties draw:textarea-horizontal-align="justify" draw:textarea-vertical-align="middle" draw:auto-grow-height="false" fo:min-height="1.25cm" fo:min-width="1cm"/>
    </style:style>
    <style:style style:name="gr37" style:family="graphic" style:parent-style-name="Default_5f_3">
      <style:graphic-properties draw:stroke="none" draw:fill="none" fo:min-height="9.923cm"/>
    </style:style>
    <style:style style:name="gr38" style:family="graphic" style:parent-style-name="standard">
      <style:graphic-properties draw:stroke="none" draw:fill="none" fo:min-height="9.923cm"/>
    </style:style>
    <style:style style:name="gr39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40" style:family="graphic" style:parent-style-name="standard">
      <style:graphic-properties draw:stroke="dash" draw:stroke-dash="Fine_20_Dashed" draw:fill="none" draw:fill-color="#99ccff" draw:textarea-horizontal-align="justify" draw:textarea-vertical-align="middle" draw:auto-grow-height="false" fo:min-height="1.25cm" fo:min-width="1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5cm" fo:min-width="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43" style:family="graphic" style:parent-style-name="standard">
      <style:graphic-properties draw:stroke="none" draw:fill="none" fo:min-height="12.0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5" style:family="graphic" style:parent-style-name="standard">
      <style:graphic-properties draw:textarea-horizontal-align="justify" draw:textarea-vertical-align="middle" draw:auto-grow-height="false" fo:min-height="3.25cm" fo:min-width="2.5cm"/>
    </style:style>
    <style:style style:name="gr46" style:family="graphic" style:parent-style-name="standard">
      <style:graphic-properties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.353cm"/>
    </style:style>
    <style:style style:name="gr48" style:family="graphic" style:parent-style-name="standard">
      <style:graphic-properties draw:stroke="none" draw:fill="none" fo:min-height="0.954cm"/>
    </style:style>
    <style:style style:name="gr49" style:family="graphic" style:parent-style-name="standard">
      <style:graphic-properties draw:stroke="none" draw:fill="none" fo:min-height="12.153cm"/>
    </style:style>
    <style:style style:name="gr50" style:family="graphic" style:parent-style-name="standard">
      <style:graphic-properties draw:stroke="none" draw:fill="none" fo:min-height="13.021cm"/>
    </style:style>
    <style:style style:name="gr5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25cm" fo:min-width="2.5cm"/>
    </style:style>
    <style:style style:name="gr52" style:family="graphic" style:parent-style-name="standard">
      <style:graphic-properties draw:stroke="none" draw:fill="none" fo:min-height="13.88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534cm"/>
    </style:style>
    <style:style style:name="gr55" style:family="graphic" style:parent-style-name="standard">
      <style:graphic-properties draw:stroke="none" draw:fill="none" fo:min-height="8.11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71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58" style:family="graphic" style:parent-style-name="standard">
      <style:graphic-properties draw:stroke="none" draw:fill="none" fo:min-height="9.021cm"/>
    </style:style>
    <style:style style:name="pr1" style:family="presentation" style:parent-style-name="brown-blue-black-red-subtitle">
      <style:graphic-properties draw:fill-color="#ffffff" fo:min-height="16.255cm"/>
    </style:style>
    <style:style style:name="pr2" style:family="presentation" style:parent-style-name="brown-blue-black-red-notes">
      <style:graphic-properties draw:fill-color="#ffffff" fo:min-height="13.364cm"/>
    </style:style>
    <style:style style:name="pr3" style:family="presentation" style:parent-style-name="brown-blue-black-red-title">
      <style:graphic-properties fo:min-height="3.506cm"/>
    </style:style>
    <style:style style:name="pr4" style:family="presentation" style:parent-style-name="brown-blue-black-red-outline1">
      <style:graphic-properties fo:min-height="11.929cm"/>
    </style:style>
    <style:style style:name="pr5" style:family="presentation" style:parent-style-name="brown-blue-black-red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auto-grow-height="true" fo:min-height="3.963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outline1">
      <style:graphic-properties draw:fill="solid" draw:fill-color="#ffff99" fo:min-height="11.929cm"/>
    </style:style>
    <style:style style:name="pr14" style:family="presentation" style:parent-style-name="Default-outline1">
      <style:graphic-properties draw:fill="solid" draw:fill-color="#ff99ff" fo:min-height="11.929cm"/>
    </style:style>
    <style:style style:name="pr15" style:family="presentation" style:parent-style-name="Default-outline1">
      <style:graphic-properties draw:fill="solid" draw:fill-color="#99ff66"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color="#800000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color="#669900"/>
    </style:style>
    <style:style style:name="P13" style:family="paragraph"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style:text-properties style:font-name="Courier 10 Pitch1" fo:font-weight="bold" style:font-weight-asian="bold" style:font-weight-complex="bold"/>
    </style:style>
    <style:style style:name="P16" style:family="paragraph">
      <style:text-properties fo:color="#00331a"/>
    </style:style>
    <style:style style:name="P17" style:family="paragraph"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text-properties fo:color="#ff3333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0000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weight="bold" style:font-weight-asian="bold" style:font-weight-complex="bold"/>
    </style:style>
    <style:style style:name="P22" style:family="paragraph">
      <style:text-properties fo:color="#006600"/>
    </style:style>
    <style:style style:name="P23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24" style:family="paragraph">
      <style:text-properties fo:color="#336633"/>
    </style:style>
    <style:style style:name="P2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-color="#ffffff"/>
      <style:text-properties fo:font-size="32pt" fo:font-weight="bold" style:font-weight-asian="bold" style:font-weight-complex="bold"/>
    </style:style>
    <style:style style:name="P27" style:family="paragraph">
      <loext:graphic-properties draw:fill="none"/>
      <style:text-properties style:font-name="Courier 10 Pitch1" fo:font-size="22pt" style:font-size-asian="22pt" style:font-size-complex="2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800000" fo:font-size="18pt" fo:font-weight="bold" style:font-weight-asian="bold" style:font-weight-complex="bold"/>
    </style:style>
    <style:style style:name="P30" style:family="paragraph">
      <loext:graphic-properties draw:fill="none" draw:fill-color="#99ccff"/>
      <style:paragraph-properties fo:text-align="center"/>
    </style:style>
    <style:style style:name="P31" style:family="paragraph">
      <loext:graphic-properties draw:fill="none"/>
      <style:text-properties fo:font-size="18pt"/>
    </style:style>
    <style:style style:name="P32" style:family="paragraph">
      <loext:graphic-properties draw:fill="none"/>
      <style:paragraph-properties fo:text-align="center"/>
      <style:text-properties fo:color="#800000" fo:font-size="18pt" fo:font-weight="bold" style:font-weight-asian="bold" style:font-weight-complex="bold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text-properties fo:color="#006600" fo:font-weight="bold" style:font-weight-asian="bold" style:font-weight-complex="bold"/>
    </style:style>
    <style:style style:name="P35" style:family="paragraph">
      <style:paragraph-properties fo:margin-top="1.6cm" fo:margin-bottom="2.1cm"/>
    </style:style>
    <style:style style:name="P36" style:family="paragraph">
      <loext:graphic-properties draw:fill="solid" draw:fill-color="#ffff99"/>
    </style:style>
    <style:style style:name="P37" style:family="paragraph">
      <loext:graphic-properties draw:fill="solid" draw:fill-color="#ff99ff"/>
    </style:style>
    <style:style style:name="P38" style:family="paragraph">
      <loext:graphic-properties draw:fill="solid" draw:fill-color="#99ff66"/>
    </style:style>
    <style:style style:name="P39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none"/>
      <style:text-properties style:font-name="Courier 10 Pitch1" fo:font-size="18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000099"/>
    </style:style>
    <style:style style:name="T4" style:family="text">
      <style:text-properties fo:color="#800000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669900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331a" style:font-name="Courier 10 Pitch1" fo:font-size="28pt" style:font-size-asian="28pt" style:font-size-complex="28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cc" fo:font-size="26pt" style:font-size-asian="26pt" style:font-size-complex="26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99" fo:font-size="26pt" style:font-size-asian="26pt" style:font-size-complex="26pt"/>
    </style:style>
    <style:style style:name="T24" style:family="text">
      <style:text-properties fo:color="#006600"/>
    </style:style>
    <style:style style:name="T25" style:family="text">
      <style:text-properties fo:color="#006600" fo:font-size="26pt" style:font-size-asian="26pt" style:font-size-complex="26pt"/>
    </style:style>
    <style:style style:name="T26" style:family="text">
      <style:text-properties style:text-position="super 58%" fo:font-style="normal" style:font-style-asian="normal" style:font-style-complex="normal"/>
    </style:style>
    <style:style style:name="T27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336633"/>
    </style:style>
    <style:style style:name="T3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Courier 10 Pitch1" fo:font-size="22pt" style:font-size-asian="22pt" style:font-size-complex="22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color="#ff0000" fo:font-size="22pt" style:font-size-asian="22pt" style:font-size-complex="22pt"/>
    </style:style>
    <style:style style:name="T34" style:family="text">
      <style:text-properties fo:color="#006600" fo:font-weight="bold" style:font-weight-asian="bold" style:font-weight-complex="bold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fo:color="#009900" fo:font-weight="bold" style:font-weight-asian="bold" style:font-weight-complex="bold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ff0000"/>
    </style:style>
    <style:style style:name="T39" style:family="text">
      <style:text-properties fo:color="#00008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36pt" style:font-size-asian="36pt" style:font-size-complex="36pt"/>
    </style:style>
    <style:style style:name="T41" style:family="text">
      <style:text-properties fo:font-size="44pt" style:font-size-asian="44pt" style:font-size-complex="44pt"/>
    </style:style>
    <style:style style:name="T42" style:family="text">
      <style:text-properties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style:font-name="Courier 10 Pitch1"/>
    </style:style>
    <style:style style:name="T46" style:family="text">
      <style:text-properties fo:color="#000000"/>
    </style:style>
    <style:style style:name="T47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ointers in C</text:span></text:p>
            <text:p><text:span text:style-name="T2"/></text:p>
            <text:p><text:span text:style-name="T2"/></text:p>
            <text:p><text:span text:style-name="T2">Abhijit A.M.</text:span></text:p>
            <text:p><text:span text:style-name="T2"><text:a xlink:href="mailto:abhijit13@gmail.com" xlink:type="simple">abhijit13@gmail.com</text:a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(C) Abhijit A.M.</text:span></text:p>
            <text:p><text:span text:style-name="T2">Shared under Creative Commons Attribution Sharealike International License <text:s/>V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er is a variable which can store addresses</text:p>
              </text:list-item>
              <text:list-item>
                <text:p>Pointer has a “type” (except void pointer)</text:p>
                <text:list>
                  <text:list-item>
                    <text:p>e.g. int *p; char *cp; double *dp; </text:p>
                  </text:list-item>
                  <text:list-item>
                    <text:p>Here p, cp, dp are respectively pointers to integer, character, and double </text:p>
                  </text:list-item>
                </text:list>
              </text:list-item>
              <text:list-item>
                <text:p>Size of pointer is decided by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related to pointers: <text:span text:style-name="T3">&amp;</text:span></text:p>
          </draw:text-box>
        </draw:frame>
        <draw:frame presentation:style-name="pr4" draw:text-style-name="P4" draw:layer="layout" svg:width="6.6cm" svg:height="5.179cm" svg:x="4.8cm" svg:y="7.021cm" presentation:class="outline" presentation:user-transformed="true">
          <draw:text-box>
            <text:p><text:span text:style-name="T4">int *p, i; </text:span></text:p>
            <text:p><text:span text:style-name="T4">p = &amp;i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&amp; fetches the address of variable</text:p>
                <text:list>
                  <text:list-item>
                    <text:p>Called Referencing operator</text:p>
                  </text:list-item>
                  <text:list-item>
                    <text:p>Here, &amp;i is address of i </text:p>
                  </text:list-item>
                  <text:list-item>
                    <text:p>RHS is address of integer, LHS is variable which can store address of integer</text:p>
                  </text:list-item>
                </text:list>
              </text:list-item>
              <text:list-item>
                <text:p>Diagram of this operation is shown on left side</text:p>
              </text:list-item>
              <text:list-item>
                <text:p>No need of assuming some value for address (e.g. address 1028). Just the diagram is sufficient to understand the concept</text:p>
              </text:list-item>
            </text:list>
          </draw:text-box>
        </draw:frame>
        <draw:custom-shape draw:style-name="gr2" draw:text-style-name="P5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2cm" svg:x="5.8cm" svg:y="1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cm" svg:height="2.139cm" svg:x="2cm" svg:y="16.2cm">
          <draw:text-box>
            <text:p><text:span text:style-name="T5">p <text:s text:c="18"/>i</text:span></text:p>
          </draw:text-box>
        </draw:frame>
        <draw:line draw:style-name="gr4" draw:text-style-name="P7" draw:layer="layout" svg:x1="2.8cm" svg:y1="15cm" svg:x2="5.8cm" svg:y2="1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*</text:span> </text:p>
          </draw:text-box>
        </draw:frame>
        <draw:frame presentation:style-name="pr4" draw:text-style-name="P4" draw:layer="layout" svg:width="6.6cm" svg:height="5.179cm" svg:x="4cm" svg:y="5.421cm" presentation:class="outline" presentation:user-transformed="true">
          <draw:text-box>
            <text:p xml:id="id3" text:id="id3"><text:span text:style-name="T4">int *p, i, j; </text:span></text:p>
            <text:p xml:id="id4" text:id="id4"><text:span text:style-name="T4">i = 10; </text:span></text:p>
            <text:p xml:id="id5" text:id="id5"><text:span text:style-name="T4">p = &amp;i;</text:span></text:p>
            <text:p xml:id="id11" text:id="id11"><text:span text:style-name="T4">j <text:s/>= *p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* fetches the value stored at a given address</text:p>
                <text:list>
                  <text:list-item>
                    <text:p>Called dereferencing operator</text:p>
                  </text:list-item>
                </text:list>
              </text:list-item>
              <text:list-item>
                <text:p xml:id="id6" text:id="id6">*p : here “value of p” is itself an address <text:span text:style-name="T6">(of i),</text:span> so *p is value stored at “value of p” that is i</text:p>
              </text:list-item>
              <text:list-item>
                <text:p xml:id="id14" text:id="id14">Diagram's make it easy to understand, *p is simply the contents of box p points to </text:p>
              </text:list-item>
            </text:list>
          </draw:text-box>
        </draw:frame>
        <draw:custom-shape draw:style-name="gr2" draw:text-style-name="P5" xml:id="id7" draw:id="id7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cm" svg:height="2cm" svg:x="5.8cm" svg:y="14cm">
          <text:p text:style-name="P5">10</text:p>
          <draw:enhanced-geometry svg:viewBox="0 0 21600 21600" draw:type="rectangle" draw:enhanced-path="M 0 0 L 21600 0 21600 21600 0 21600 0 0 Z N"/>
        </draw:custom-shape>
        <draw:frame draw:style-name="gr3" draw:text-style-name="P6" xml:id="id9" draw:id="id9" draw:layer="layout" svg:width="6.8cm" svg:height="2.139cm" svg:x="2cm" svg:y="16.2cm">
          <draw:text-box>
            <text:p><text:span text:style-name="T5">p <text:s text:c="18"/>i</text:span></text:p>
          </draw:text-box>
        </draw:frame>
        <draw:polyline draw:style-name="gr4" draw:text-style-name="P7" xml:id="id10" draw:id="id10" draw:layer="layout" svg:width="2.999cm" svg:height="0cm" svg:x="2.8cm" svg:y="15cm" svg:viewBox="0 0 3000 0" draw:points="0,0 3000,0">
          <text:p/>
        </draw:polyline>
        <draw:custom-shape draw:style-name="gr5" draw:text-style-name="P5" xml:id="id12" draw:id="id12" draw:layer="layout" svg:width="2cm" svg:height="2cm" svg:x="9.4cm" svg:y="11.6cm">
          <text:p text:style-name="P5">10</text:p>
          <draw:enhanced-geometry svg:viewBox="0 0 21600 21600" draw:type="rectangle" draw:enhanced-path="M 0 0 L 21600 0 21600 21600 0 21600 0 0 Z N"/>
        </draw:custom-shape>
        <draw:frame draw:style-name="gr6" draw:text-style-name="P8" xml:id="id13" draw:id="id13" draw:layer="layout" svg:width="0.752cm" svg:height="1.517cm" svg:x="10.2cm" svg:y="13.8cm">
          <draw:text-box>
            <text:p><text:span text:style-name="T7">j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*</text:span> </text:p>
          </draw:text-box>
        </draw:frame>
        <draw:frame presentation:style-name="pr4" draw:text-style-name="P4" draw:layer="layout" svg:width="4.754cm" svg:height="5.179cm" svg:x="1.046cm" svg:y="4.715cm" presentation:class="outline" presentation:user-transformed="true">
          <draw:text-box>
            <text:p><text:span text:style-name="T4">int *p, i, j; </text:span></text:p>
            <text:p><text:span text:style-name="T4">i = 10; </text:span></text:p>
            <text:p><text:span text:style-name="T4">p = &amp;i;</text:span></text:p>
            <text:p><text:span text:style-name="T4">j <text:s/>= *p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What is the difference between * in the two codes? </text:p>
              </text:list-item>
              <text:list-item>
                <text:p xml:id="id15" text:id="id15">The *p fetches the value at given address in sizeof(int) bytes, while *cp fetches the value at given address in sizeof(char)=1 bytes</text:p>
              </text:list-item>
              <text:list-item>
                <text:p xml:id="id16" text:id="id16"><text:span text:style-name="T4">* <text:s/>works based on <text:s/>the size of the type! </text:span></text:p>
              </text:list-item>
            </text:list>
          </draw:text-box>
        </draw:frame>
        <draw:custom-shape draw:style-name="gr7" draw:text-style-name="P5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702cm" svg:height="1.543cm" svg:x="4.034cm" svg:y="11.852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5.787cm" svg:height="1.651cm" svg:x="0.8cm" svg:y="13.549cm">
          <draw:text-box>
            <text:p><text:span text:style-name="T5">p <text:s text:c="18"/>i</text:span></text:p>
          </draw:text-box>
        </draw:frame>
        <draw:line draw:style-name="gr4" draw:text-style-name="P7" draw:layer="layout" svg:x1="1.481cm" svg:y1="12.624cm" svg:x2="4.034cm" svg:y2="12.624cm">
          <text:p/>
        </draw:line>
        <draw:custom-shape draw:style-name="gr8" draw:text-style-name="P9" draw:layer="layout" svg:width="1.702cm" svg:height="1.543cm" svg:x="7.098cm" svg:y="10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4cm" svg:height="1.517cm" svg:x="7.779cm" svg:y="11.698cm">
          <draw:text-box>
            <text:p><text:span text:style-name="T7">j</text:span></text:p>
          </draw:text-box>
        </draw:frame>
        <draw:frame presentation:style-name="pr4" draw:text-style-name="P12" draw:layer="layout" svg:width="5.554cm" svg:height="5.179cm" svg:x="7.046cm" svg:y="4.6cm" presentation:class="outline" presentation:user-transformed="true">
          <draw:text-box>
            <text:p><text:span text:style-name="T9">char *cp, c, d; </text:span></text:p>
            <text:p><text:span text:style-name="T9">c = 'x'; </text:span></text:p>
            <text:p><text:span text:style-name="T9">cp = &amp;c;</text:span></text:p>
            <text:p><text:span text:style-name="T9">d <text:s/>= *cp;</text:span></text:p>
            <text:p><text:span text:style-name="T9"/></text:p>
          </draw:text-box>
        </draw:frame>
        <draw:custom-shape draw:style-name="gr7" draw:text-style-name="P5" draw:layer="layout" svg:width="1.702cm" svg:height="1.543cm" svg:x="0.8cm" svg:y="17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02cm" svg:height="1.543cm" svg:x="4.034cm" svg:y="17.551cm">
          <text:p text:style-name="P5"><text:span text:style-name="T10">'x'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5.787cm" svg:height="1.651cm" svg:x="0.8cm" svg:y="19.248cm">
          <draw:text-box>
            <text:p><text:span text:style-name="T5">cp <text:s text:c="10"/>c</text:span></text:p>
          </draw:text-box>
        </draw:frame>
        <draw:line draw:style-name="gr4" draw:text-style-name="P7" draw:layer="layout" svg:x1="1.481cm" svg:y1="18.323cm" svg:x2="4.034cm" svg:y2="18.323cm">
          <text:p/>
        </draw:line>
        <draw:custom-shape draw:style-name="gr8" draw:text-style-name="P13" draw:layer="layout" svg:width="1.702cm" svg:height="1.543cm" svg:x="7.098cm" svg:y="15.699cm">
          <text:p text:style-name="P5"><text:span text:style-name="T10">'x'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019cm" svg:height="1.517cm" svg:x="7.4cm" svg:y="17.397cm">
          <draw:text-box>
            <text:p><text:span text:style-name="T7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=</text:span> </text:p>
          </draw:text-box>
        </draw:frame>
        <draw:frame presentation:style-name="pr4" draw:text-style-name="P4" draw:layer="layout" svg:width="4.754cm" svg:height="5.179cm" svg:x="1.046cm" svg:y="4.715cm" presentation:class="outline" presentation:user-transformed="true">
          <draw:text-box>
            <text:p xml:id="id18" text:id="id18"><text:span text:style-name="T4">int *p, i, *q; </text:span></text:p>
            <text:p xml:id="id19" text:id="id19"><text:span text:style-name="T4">i = 10; </text:span></text:p>
            <text:p xml:id="id20" text:id="id20"><text:span text:style-name="T4">p = &amp;i;</text:span></text:p>
            <text:p xml:id="id21" text:id="id21"><text:span text:style-name="T4">q <text:s/>= p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22" text:id="id22">Pointers can be copied</text:p>
                <text:list>
                  <text:list-item>
                    <text:p xml:id="id17" text:id="id17">Can arrays be copied?</text:p>
                  </text:list-item>
                </text:list>
              </text:list-item>
              <text:list-item>
                <text:p xml:id="id23" text:id="id23">Thumb rule: </text:p>
                <text:list>
                  <text:list-item>
                    <text:p xml:id="id24" text:id="id24">After pointer copy, both pointers point to same location</text:p>
                  </text:list-item>
                </text:list>
              </text:list-item>
              <text:list-item>
                <text:p xml:id="id33" text:id="id33">Common Mistake</text:p>
                <text:list>
                  <text:list-item>
                    <text:p xml:id="id34" text:id="id34">One pointer pointing to another</text:p>
                  </text:list-item>
                </text:list>
              </text:list-item>
            </text:list>
          </draw:text-box>
        </draw:frame>
        <draw:custom-shape draw:style-name="gr7" draw:text-style-name="P5" xml:id="id25" draw:id="id25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6" draw:id="id26" draw:layer="layout" svg:width="1.702cm" svg:height="1.543cm" svg:x="4.034cm" svg:y="11.852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27" draw:id="id27" draw:layer="layout" svg:width="5.787cm" svg:height="1.651cm" svg:x="0.8cm" svg:y="13.549cm">
          <draw:text-box>
            <text:p><text:span text:style-name="T5">p <text:s text:c="18"/>i</text:span></text:p>
          </draw:text-box>
        </draw:frame>
        <draw:polyline draw:style-name="gr4" draw:text-style-name="P7" xml:id="id28" draw:id="id28" draw:layer="layout" svg:width="2.552cm" svg:height="0cm" svg:x="1.481cm" svg:y="12.624cm" svg:viewBox="0 0 2553 0" draw:points="0,0 2553,0">
          <text:p/>
        </draw:polyline>
        <draw:custom-shape draw:style-name="gr7" draw:text-style-name="P9" xml:id="id29" draw:id="id29" draw:layer="layout" svg:width="1.702cm" svg:height="1.543cm" svg:x="8.498cm" svg:y="12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frame draw:style-name="gr10" draw:text-style-name="P11" xml:id="id30" draw:id="id30" draw:layer="layout" svg:width="1cm" svg:height="1.517cm" svg:x="9.2cm" svg:y="13.283cm">
          <draw:text-box>
            <text:p><text:span text:style-name="T7">q</text:span></text:p>
          </draw:text-box>
        </draw:frame>
        <draw:polyline draw:style-name="gr4" draw:text-style-name="P7" xml:id="id31" draw:id="id31" draw:layer="layout" svg:width="3.663cm" svg:height="0.199cm" svg:x="5.736cm" svg:y="12.6cm" svg:viewBox="0 0 3664 200" draw:points="3664,200 0,0">
          <text:p/>
        </draw:polyline>
        <draw:custom-shape draw:style-name="gr7" draw:text-style-name="P5" xml:id="id2" draw:id="id2" draw:layer="layout" svg:width="1.702cm" svg:height="1.543cm" svg:x="1.4cm" svg:y="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35" draw:id="id35" draw:layer="layout" svg:width="1.702cm" svg:height="1.543cm" svg:x="4.634cm" svg:y="17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36" draw:id="id36" draw:layer="layout" svg:width="5.787cm" svg:height="1.651cm" svg:x="1.4cm" svg:y="18.697cm">
          <draw:text-box>
            <text:p><text:span text:style-name="T5">p <text:s text:c="18"/>i</text:span></text:p>
          </draw:text-box>
        </draw:frame>
        <draw:polyline draw:style-name="gr4" draw:text-style-name="P7" xml:id="id37" draw:id="id37" draw:layer="layout" svg:width="2.552cm" svg:height="0cm" svg:x="2.081cm" svg:y="17.772cm" svg:viewBox="0 0 2553 0" draw:points="0,0 2553,0">
          <text:p/>
        </draw:polyline>
        <draw:custom-shape draw:style-name="gr7" draw:text-style-name="P9" xml:id="id1" draw:id="id1" draw:layer="layout" svg:width="1.702cm" svg:height="1.543cm" svg:x="9.098cm" svg:y="17.148cm">
          <text:p/>
          <draw:enhanced-geometry svg:viewBox="0 0 21600 21600" draw:type="rectangle" draw:enhanced-path="M 0 0 L 21600 0 21600 21600 0 21600 0 0 Z N"/>
        </draw:custom-shape>
        <draw:frame draw:style-name="gr10" draw:text-style-name="P11" xml:id="id38" draw:id="id38" draw:layer="layout" svg:width="1cm" svg:height="1.517cm" svg:x="9.8cm" svg:y="18.431cm">
          <draw:text-box>
            <text:p><text:span text:style-name="T7">q</text:span></text:p>
          </draw:text-box>
        </draw:frame>
        <draw:connector draw:style-name="gr4" draw:text-style-name="P7" xml:id="id39" draw:id="id39" draw:layer="layout" svg:x1="9.949cm" svg:y1="17.148cm" svg:x2="2.251cm" svg:y2="17cm" draw:start-shape="id1" draw:start-glue-point="0" draw:end-shape="id2" draw:end-glue-point="0" svg:d="M9949 17148v-650h-7698v502" svg:viewBox="0 0 7699 651">
          <text:p/>
        </draw:connector>
        <draw:custom-shape draw:style-name="gr11" draw:text-style-name="P14" xml:id="id40" draw:id="id40" draw:layer="layout" svg:width="2.113cm" svg:height="1.4cm" svg:x="12.2cm" svg:y="1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xml:id="id32" draw:id="id32" draw:layer="layout" svg:width="2.113cm" svg:height="1.4cm" svg:x="12.4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Operations on pointers: <text:span text:style-name="T3">+- int </text:span></text:p>
          </draw:text-box>
        </draw:frame>
        <draw:frame presentation:style-name="pr4" draw:text-style-name="P4" draw:layer="layout" svg:width="6.6cm" svg:height="5.179cm" svg:x="2cm" svg:y="4.221cm" presentation:class="outline" presentation:user-transformed="true">
          <draw:text-box>
            <text:p xml:id="id45" text:id="id45"><text:span text:style-name="T4">int *p, a[4], *q; </text:span></text:p>
            <text:p xml:id="id46" text:id="id46"><text:span text:style-name="T4">p = <text:s/>&amp;a[1];</text:span></text:p>
            <text:p xml:id="id55" text:id="id55"><text:span text:style-name="T4">q = p + 2; </text:span></text:p>
            <text:p xml:id="id61" text:id="id61"><text:span text:style-name="T4">*q = 40;</text:span></text:p>
            <text:p><text:span text:style-name="T4"/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41" text:id="id41">C allows adding or substracting an int from a pointer! </text:p>
                <text:list>
                  <text:list-item>
                    <text:p xml:id="id42" text:id="id42">Weird, but true! </text:p>
                  </text:list-item>
                  <text:list-item>
                    <text:p xml:id="id43" text:id="id43">e.g. int *p, n; p + n; </text:p>
                  </text:list-item>
                </text:list>
              </text:list-item>
              <text:list-item>
                <text:p xml:id="id44" text:id="id44">The result is a pointer of the same type</text:p>
              </text:list-item>
              <text:list-item>
                <text:p xml:id="id56" text:id="id56">The resultant pointer points <text:span text:style-name="T6">n type locations ahead( for +) or before ( for -) </text:span></text:p>
              </text:list-item>
              <text:list-item>
                <text:p xml:id="id57" text:id="id57"><text:span text:style-name="T6">A type location is equal to sizeof(type). </text:span></text:p>
              </text:list-item>
            </text:list>
          </draw:text-box>
        </draw:frame>
        <draw:custom-shape draw:style-name="gr2" draw:text-style-name="P5" xml:id="id52" draw:id="id52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58" draw:id="id58" draw:layer="layout" svg:width="2cm" svg:height="2cm" svg:x="5cm" svg:y="16.4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cm" svg:height="2.2cm" svg:x="1.2cm" svg:y="18.6cm">
          <draw:text-box>
            <text:p xml:id="id54" text:id="id54"><text:span text:style-name="T5">p</text:span></text:p>
          </draw:text-box>
        </draw:frame>
        <draw:polyline draw:style-name="gr4" draw:text-style-name="P7" xml:id="id53" draw:id="id53" draw:layer="layout" svg:width="1.599cm" svg:height="2.599cm" svg:x="2cm" svg:y="14.8cm" svg:viewBox="0 0 1600 2600" draw:points="0,2600 1600,0">
          <text:p/>
        </draw:polyline>
        <draw:custom-shape draw:style-name="gr2" draw:text-style-name="P9" xml:id="id47" draw:id="id47" draw:layer="layout" svg:width="2cm" svg:height="2cm" svg:x="1.6cm" svg:y="12.8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2" draw:text-style-name="P9" xml:id="id48" draw:id="id48" draw:layer="layout" svg:width="2cm" svg:height="2cm" svg:x="3.6cm" svg:y="12.8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2" draw:text-style-name="P9" xml:id="id49" draw:id="id49" draw:layer="layout" svg:width="2cm" svg:height="2cm" svg:x="5.6cm" svg:y="12.8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5" draw:text-style-name="P13" xml:id="id50" draw:id="id50" draw:layer="layout" svg:width="2cm" svg:height="2cm" svg:x="7.6cm" svg:y="12.8cm">
          <text:p xml:id="id62" text:id="id62" text:style-name="P5"><text:span text:style-name="T11">40</text:span></text:p>
          <draw:enhanced-geometry svg:viewBox="0 0 21600 21600" draw:type="rectangle" draw:enhanced-path="M 0 0 L 21600 0 21600 21600 0 21600 0 0 Z N"/>
        </draw:custom-shape>
        <draw:polyline draw:style-name="gr4" draw:text-style-name="P7" xml:id="id59" draw:id="id59" draw:layer="layout" svg:width="1.399cm" svg:height="2.999cm" svg:x="6.2cm" svg:y="14.8cm" svg:viewBox="0 0 1400 3000" draw:points="0,3000 1400,0">
          <text:p/>
        </draw:polyline>
        <draw:frame draw:style-name="gr13" draw:text-style-name="P6" xml:id="id51" draw:id="id51" draw:layer="layout" svg:width="9cm" svg:height="1.119cm" svg:x="0.8cm" svg:y="11.8cm">
          <draw:text-box>
            <text:p><text:span text:style-name="T10">a <text:s text:c="4"/>0 <text:s text:c="6"/>1 <text:s text:c="6"/>2 <text:s text:c="6"/>3</text:span></text:p>
          </draw:text-box>
        </draw:frame>
        <draw:frame draw:style-name="gr12" draw:text-style-name="P10" draw:layer="layout" svg:width="1cm" svg:height="2.2cm" svg:x="5.6cm" svg:y="18.6cm">
          <draw:text-box>
            <text:p xml:id="id60" text:id="id60"><text:span text:style-name="T5">q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Problems: Draw diagrams for the code</text:p>
          </draw:text-box>
        </draw:frame>
        <draw:frame presentation:style-name="pr4" draw:text-style-name="P1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2">int main() { </text:span></text:p>
                <text:p><text:span text:style-name="T12"><text:s text:c="4"/></text:span><text:span text:style-name="T12">int *p, *q, a[3], b; </text:span></text:p>
                <text:p><text:span text:style-name="T12"><text:s text:c="4"/></text:span><text:span text:style-name="T12">a[0] = 10; b = 2;</text:span></text:p>
                <text:p><text:span text:style-name="T12"><text:s text:c="4"/></text:span><text:span text:style-name="T12">p = &amp;a[1];</text:span></text:p>
                <text:p><text:span text:style-name="T12"><text:s text:c="4"/></text:span><text:span text:style-name="T12">q = p + 1;</text:span></text:p>
                <text:p><text:span text:style-name="T12"><text:s text:c="4"/></text:span><text:span text:style-name="T12">p = q – b; </text:span></text:p>
                <text:p><text:span text:style-name="T12"><text:s text:c="4"/></text:span><text:span text:style-name="T12">*p = 30; </text:span></text:p>
                <text:p><text:span text:style-name="T12">}</text:span></text:p>
              </text:list-header>
            </text:list>
          </draw:text-box>
        </draw:frame>
        <draw:frame presentation:style-name="pr4" draw:text-style-name="P1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3">int main() { </text:span></text:p>
                <text:p><text:span text:style-name="T13"><text:s text:c="4"/></text:span><text:span text:style-name="T13">int *p, *q, a[3], b; </text:span></text:p>
                <text:p><text:span text:style-name="T13"><text:s text:c="4"/></text:span><text:span text:style-name="T13">a[0] = 10; b = 1;</text:span></text:p>
                <text:p><text:span text:style-name="T13"><text:s text:c="4"/></text:span><text:span text:style-name="T13">p = &amp;a[3];</text:span></text:p>
                <text:p><text:span text:style-name="T13"><text:s text:c="4"/></text:span><text:span text:style-name="T13">q = p - 3;</text:span></text:p>
                <text:p><text:span text:style-name="T13"><text:s text:c="4"/></text:span><text:span text:style-name="T13">p = q + 1; </text:span></text:p>
                <text:p><text:span text:style-name="T13"><text:s text:c="4"/></text:span><text:span text:style-name="T13">*(q + 1) = 30; </text:span></text:p>
                <text:p><text:span text:style-name="T13"><text:s text:c="4"/></text:span><text:span text:style-name="T13">*(p – 1) = 20;</text:span></text:p>
                <text:p><text:span text:style-name="T1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Operations on pointers: substracting two pointers</text:p>
          </draw:text-box>
        </draw:frame>
        <draw:frame presentation:style-name="pr4" draw:text-style-name="P4" draw:layer="layout" svg:width="7.6cm" svg:height="5.179cm" svg:x="2cm" svg:y="4.821cm" presentation:class="outline" presentation:user-transformed="true">
          <draw:text-box>
            <text:p xml:id="id66" text:id="id66"><text:span text:style-name="T4">int *p, a[4], *q, x; </text:span></text:p>
            <text:p xml:id="id67" text:id="id67"><text:span text:style-name="T4">p = <text:s/>&amp;a[1];</text:span></text:p>
            <text:p xml:id="id76" text:id="id76"><text:span text:style-name="T4">q = p + 2; </text:span></text:p>
            <text:p xml:id="id80" text:id="id80"><text:span text:style-name="T4">x = q – p; 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presentation:style-name="pr4" draw:text-style-name="P17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63" text:id="id63"><text:span text:style-name="T14">Two pointers of the </text:span><text:span text:style-name="T6">same type</text:span><text:span text:style-name="T14"> can be substracted</text:span></text:p>
                <text:list>
                  <text:list-item>
                    <text:p xml:id="id64" text:id="id64"><text:span text:style-name="T14">Result type is int </text:span></text:p>
                  </text:list-item>
                  <text:list-item>
                    <text:p xml:id="id65" text:id="id65"><text:span text:style-name="T14">Result value = no. Of elements of sizeof(type) between two pointers</text:span></text:p>
                  </text:list-item>
                </text:list>
              </text:list-item>
              <text:list-item>
                <text:p xml:id="id82" text:id="id82"><text:span text:style-name="T14">Logically derives from adding/substracting int to pointers</text:span></text:p>
                <text:list>
                  <text:list-item>
                    <text:p xml:id="id83" text:id="id83"><text:span text:style-name="T14">p = q + 2 <text:s/>==&gt; p – q = 2 </text:span></text:p>
                  </text:list-item>
                </text:list>
              </text:list-item>
            </text:list>
          </draw:text-box>
        </draw:frame>
        <draw:custom-shape draw:style-name="gr2" draw:text-style-name="P5" xml:id="id73" draw:id="id73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77" draw:id="id77" draw:layer="layout" svg:width="2cm" svg:height="2cm" svg:x="5cm" svg:y="16.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cm" svg:height="2.2cm" svg:x="1.2cm" svg:y="18.6cm">
          <draw:text-box>
            <text:p xml:id="id75" text:id="id75"><text:span text:style-name="T5">p</text:span></text:p>
          </draw:text-box>
        </draw:frame>
        <draw:polyline draw:style-name="gr4" draw:text-style-name="P7" xml:id="id74" draw:id="id74" draw:layer="layout" svg:width="1.599cm" svg:height="2.599cm" svg:x="2cm" svg:y="14.8cm" svg:viewBox="0 0 1600 2600" draw:points="0,2600 1600,0">
          <text:p/>
        </draw:polyline>
        <draw:custom-shape draw:style-name="gr2" draw:text-style-name="P9" xml:id="id68" draw:id="id68" draw:layer="layout" svg:width="2cm" svg:height="2cm" svg:x="1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69" draw:id="id69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70" draw:id="id70" draw:layer="layout" svg:width="2cm" svg:height="2cm" svg:x="5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71" draw:id="id71" draw:layer="layout" svg:width="2cm" svg:height="2cm" svg:x="7.6cm" svg:y="12.8cm">
          <text:p xml:id="id81" text:id="id81" text:style-name="P5"><text:span text:style-name="T11"/></text:p>
          <draw:enhanced-geometry svg:viewBox="0 0 21600 21600" draw:type="rectangle" draw:enhanced-path="M 0 0 L 21600 0 21600 21600 0 21600 0 0 Z N"/>
        </draw:custom-shape>
        <draw:polyline draw:style-name="gr4" draw:text-style-name="P7" xml:id="id78" draw:id="id78" draw:layer="layout" svg:width="1.399cm" svg:height="2.999cm" svg:x="6.2cm" svg:y="14.8cm" svg:viewBox="0 0 1400 3000" draw:points="0,3000 1400,0">
          <text:p/>
        </draw:polyline>
        <draw:frame draw:style-name="gr13" draw:text-style-name="P10" xml:id="id72" draw:id="id72" draw:layer="layout" svg:width="9cm" svg:height="1.119cm" svg:x="0.8cm" svg:y="11.8cm">
          <draw:text-box>
            <text:p><text:span text:style-name="T10">a <text:s text:c="4"/>0 <text:s text:c="6"/>1 <text:s text:c="6"/>2 <text:s text:c="6"/>3</text:span></text:p>
          </draw:text-box>
        </draw:frame>
        <draw:frame draw:style-name="gr12" draw:text-style-name="P10" draw:layer="layout" svg:width="1cm" svg:height="2.2cm" svg:x="5.6cm" svg:y="18.6cm">
          <draw:text-box>
            <text:p xml:id="id79" text:id="id79"><text:span text:style-name="T5">q</text:span></text:p>
          </draw:text-box>
        </draw:frame>
        <draw:custom-shape draw:style-name="gr5" draw:text-style-name="P13" xml:id="id84" draw:id="id84" draw:layer="layout" svg:width="2cm" svg:height="2cm" svg:x="11cm" svg:y="12.8cm">
          <text:p text:style-name="P5"><text:span text:style-name="T15">2</text:span></text:p>
          <draw:enhanced-geometry svg:viewBox="0 0 21600 21600" draw:type="rectangle" draw:enhanced-path="M 0 0 L 21600 0 21600 21600 0 21600 0 0 Z N"/>
        </draw:custom-shape>
        <draw:frame draw:style-name="gr12" draw:text-style-name="P10" xml:id="id85" draw:id="id85" draw:layer="layout" svg:width="1cm" svg:height="2.2cm" svg:x="11.6cm" svg:y="15cm">
          <draw:text-box>
            <text:p><text:span text:style-name="T5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Operations on pointers: <text:span text:style-name="T3">[ ] </text:span></text:p>
          </draw:text-box>
        </draw:frame>
        <draw:frame presentation:style-name="pr4" draw:text-style-name="P4" draw:layer="layout" svg:width="6.6cm" svg:height="5.179cm" svg:x="2cm" svg:y="4.221cm" presentation:class="outline" presentation:user-transformed="true">
          <draw:text-box>
            <text:p xml:id="id90" text:id="id90"><text:span text:style-name="T4">int *p, a[4], *q; </text:span></text:p>
            <text:p xml:id="id91" text:id="id91"><text:span text:style-name="T4">p = <text:s/>&amp;a[1];</text:span></text:p>
            <text:p xml:id="id100" text:id="id100"><text:span text:style-name="T4">p[2] = 20; </text:span></text:p>
            <text:p xml:id="id102" text:id="id102"><text:span text:style-name="T4">p[-1] = 10;</text:span></text:p>
            <text:p><text:span text:style-name="T4"/></text:p>
            <text:p><text:span text:style-name="T4"/></text:p>
          </draw:text-box>
        </draw:frame>
        <draw:frame presentation:style-name="pr4" draw:text-style-name="P17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86" text:id="id86"><text:span text:style-name="T14">Interestingly, C allows [ ] notation to be applied to all pointers! </text:span></text:p>
                <text:list>
                  <text:list-item>
                    <text:p xml:id="id87" text:id="id87"><text:span text:style-name="T14">You must be knowing that [ ] is normally used for arrays</text:span></text:p>
                  </text:list-item>
                </text:list>
              </text:list-item>
              <text:list-item>
                <text:p xml:id="id88" text:id="id88"><text:span text:style-name="T14">p [ i ] means * (p + i) </text:span></text:p>
                <text:list>
                  <text:list-item>
                    <text:p xml:id="id89" text:id="id89"><text:span text:style-name="T14">P is a pointer and i is an integer (or i is a pointer and p is a pointer is also allowed)</text:span></text:p>
                  </text:list-item>
                </text:list>
              </text:list-item>
            </text:list>
          </draw:text-box>
        </draw:frame>
        <draw:custom-shape draw:style-name="gr2" draw:text-style-name="P5" xml:id="id95" draw:id="id95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cm" svg:height="2.2cm" svg:x="1.2cm" svg:y="18.6cm">
          <draw:text-box>
            <text:p xml:id="id94" text:id="id94"><text:span text:style-name="T5">p</text:span></text:p>
          </draw:text-box>
        </draw:frame>
        <draw:polyline draw:style-name="gr4" draw:text-style-name="P7" xml:id="id92" draw:id="id92" draw:layer="layout" svg:width="1.599cm" svg:height="2.599cm" svg:x="2cm" svg:y="14.8cm" svg:viewBox="0 0 1600 2600" draw:points="0,2600 1600,0">
          <text:p/>
        </draw:polyline>
        <draw:custom-shape draw:style-name="gr2" draw:text-style-name="P13" xml:id="id96" draw:id="id96" draw:layer="layout" svg:width="2cm" svg:height="2cm" svg:x="1.6cm" svg:y="12.8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" draw:text-style-name="P9" xml:id="id97" draw:id="id97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98" draw:id="id98" draw:layer="layout" svg:width="2cm" svg:height="2cm" svg:x="5.6cm" svg:y="12.8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" draw:text-style-name="P13" xml:id="id99" draw:id="id99" draw:layer="layout" svg:width="2cm" svg:height="2cm" svg:x="7.6cm" svg:y="12.8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frame draw:style-name="gr13" draw:text-style-name="P10" xml:id="id93" draw:id="id93" draw:layer="layout" svg:width="9cm" svg:height="1.119cm" svg:x="0.8cm" svg:y="11.8cm">
          <draw:text-box>
            <text:p><text:span text:style-name="T10">a <text:s text:c="4"/>0 <text:s text:c="6"/>1 <text:s text:c="6"/>2 <text:s text:c="6"/>3</text:span></text:p>
          </draw:text-box>
        </draw:frame>
        <draw:frame draw:style-name="gr14" draw:text-style-name="P6" draw:layer="layout" svg:width="1.366cm" svg:height="1.119cm" svg:x="8.2cm" svg:y="13.6cm">
          <draw:text-box>
            <text:p xml:id="id101" text:id="id101"><text:span text:style-name="T10">20</text:span></text:p>
          </draw:text-box>
        </draw:frame>
        <draw:frame draw:style-name="gr14" draw:text-style-name="P6" draw:layer="layout" svg:width="1.366cm" svg:height="1.119cm" svg:x="2.2cm" svg:y="13.8cm">
          <draw:text-box>
            <text:p xml:id="id103" text:id="id103"><text:span text:style-name="T10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A peculiar thing about array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 xml:id="id104" text:id="id104">Name of an array is equivalent to the address of (the zeroeth element) the array </text:p>
                <text:list>
                  <text:list-header>
                    <text:p xml:id="id105" text:id="id105">int a[3]; </text:p>
                    <text:p xml:id="id106" text:id="id106">Now</text:p>
                    <text:p xml:id="id107" text:id="id107"><text:span text:style-name="T6">a</text:span> means <text:span text:style-name="T6">&amp;a[0]</text:span></text:p>
                  </text:list-header>
                </text:list>
              </text:list-item>
              <text:list-item>
                <text:p xml:id="id108" text:id="id108"><text:span text:style-name="T14">Because</text:span><text:span text:style-name="T6"> </text:span><text:span text:style-name="T14">it's an address, it can be stored in a pointer</text:span></text:p>
                <text:list>
                  <text:list-header>
                    <text:p xml:id="id109" text:id="id109"><text:span text:style-name="T14">int a[3], *p; </text:span></text:p>
                    <text:p xml:id="id110" text:id="id110"><text:span text:style-name="T14">p = a; </text:span>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 xml:id="id119" text:id="id119">What do the following mean? </text:p>
                <text:list>
                  <text:list-header>
                    <text:p xml:id="id120" text:id="id120">Int a[3] = {1, 2, 3}, *p;</text:p>
                    <text:p xml:id="id121" text:id="id121">a + 1; </text:p>
                    <text:p xml:id="id122" text:id="id122">*(a + 1);</text:p>
                    <text:p xml:id="id123" text:id="id123">p = <text:s/>(a + 2) </text:p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15" draw:text-style-name="P5" xml:id="id111" draw:id="id111" draw:layer="layout" svg:width="1.911cm" svg:height="0.889cm" svg:x="1.182cm" svg:y="19.444cm">
          <text:p/>
          <draw:enhanced-geometry svg:viewBox="0 0 21600 21600" draw:type="rectangle" draw:enhanced-path="M 0 0 L 21600 0 21600 21600 0 21600 0 0 Z N"/>
        </draw:custom-shape>
        <draw:frame draw:style-name="gr16" draw:text-style-name="P18" xml:id="id112" draw:id="id112" draw:layer="layout" svg:width="0.956cm" svg:height="1.195cm" svg:x="0.182cm" svg:y="19.522cm">
          <draw:text-box>
            <text:p><text:span text:style-name="T16">p</text:span></text:p>
          </draw:text-box>
        </draw:frame>
        <draw:polyline draw:style-name="gr4" draw:text-style-name="P7" xml:id="id113" draw:id="id113" draw:layer="layout" svg:width="0.382cm" svg:height="1.155cm" svg:x="1.564cm" svg:y="18.733cm" svg:viewBox="0 0 383 1156" draw:points="383,1156 0,0">
          <text:p/>
        </draw:polyline>
        <draw:custom-shape draw:style-name="gr17" draw:text-style-name="P9" xml:id="id114" draw:id="id114" draw:layer="layout" svg:width="1.912cm" svg:height="0.889cm" svg:x="1.564cm" svg:y="17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115" draw:id="id115" draw:layer="layout" svg:width="1.911cm" svg:height="0.889cm" svg:x="3.476cm" svg:y="17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116" draw:id="id116" draw:layer="layout" svg:width="1.911cm" svg:height="0.889cm" svg:x="5.387cm" svg:y="17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17" draw:id="id117" draw:layer="layout" svg:width="1.911cm" svg:height="0.889cm" svg:x="7.298cm" svg:y="17.844cm">
          <text:p/>
          <draw:enhanced-geometry svg:viewBox="0 0 21600 21600" draw:type="rectangle" draw:enhanced-path="M 0 0 L 21600 0 21600 21600 0 21600 0 0 Z N"/>
        </draw:custom-shape>
        <draw:frame draw:style-name="gr13" draw:text-style-name="P19" xml:id="id118" draw:id="id118" draw:layer="layout" svg:width="8.6cm" svg:height="1.119cm" svg:x="0.6cm" svg:y="16.7cm">
          <draw:text-box>
            <text:p><text:span text:style-name="T17">a <text:s text:c="4"/>0 <text:s text:c="6"/>1 <text:s text:c="6"/>2 <text:s text:c="6"/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Pointer <text:span text:style-name="T6">as if it was an array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 xml:id="id124" text:id="id124"><text:span text:style-name="T14">Combine the concepts of</text:span></text:p>
                <text:list>
                  <text:list-item>
                    <text:p xml:id="id125" text:id="id125"><text:span text:style-name="T14">Pointer arithmetic (+- int)</text:span></text:p>
                  </text:list-item>
                  <text:list-item>
                    <text:p xml:id="id126" text:id="id126"><text:span text:style-name="T14">[ ] notation for pointers</text:span></text:p>
                  </text:list-item>
                  <text:list-item>
                    <text:p xml:id="id127" text:id="id127"><text:span text:style-name="T14">Array name as address of array 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list>
                  <text:list-header>
                    <text:p xml:id="id128" text:id="id128"><text:span text:style-name="T14">int a[3], *p; </text:span></text:p>
                    <text:p xml:id="id129" text:id="id129"><text:span text:style-name="T14">p = a; </text:span></text:p>
                    <text:p xml:id="id138" text:id="id138"><text:span text:style-name="T14">p[2] = 10; </text:span></text:p>
                    <text:p><text:span text:style-name="T14"/></text:p>
                  </text:list-header>
                  <text:list-item>
                    <text:p xml:id="id140" text:id="id140"><text:span text:style-name="T14">Here we are using p as if it was an array name</text:span></text:p>
                    <text:list>
                      <text:list-item>
                        <text:p xml:id="id141" text:id="id141"><text:span text:style-name="T14">Possible only if p was pointing to array ba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5" xml:id="id130" draw:id="id130" draw:layer="layout" svg:width="1.911cm" svg:height="0.889cm" svg:x="17.8cm" svg:y="19.544cm">
          <text:p/>
          <draw:enhanced-geometry svg:viewBox="0 0 21600 21600" draw:type="rectangle" draw:enhanced-path="M 0 0 L 21600 0 21600 21600 0 21600 0 0 Z N"/>
        </draw:custom-shape>
        <draw:frame draw:style-name="gr16" draw:text-style-name="P18" xml:id="id131" draw:id="id131" draw:layer="layout" svg:width="0.956cm" svg:height="1.195cm" svg:x="16.8cm" svg:y="19.622cm">
          <draw:text-box>
            <text:p><text:span text:style-name="T16">p</text:span></text:p>
          </draw:text-box>
        </draw:frame>
        <draw:polyline draw:style-name="gr4" draw:text-style-name="P7" xml:id="id132" draw:id="id132" draw:layer="layout" svg:width="0.382cm" svg:height="1.155cm" svg:x="18.182cm" svg:y="18.833cm" svg:viewBox="0 0 383 1156" draw:points="383,1156 0,0">
          <text:p/>
        </draw:polyline>
        <draw:custom-shape draw:style-name="gr17" draw:text-style-name="P9" xml:id="id133" draw:id="id133" draw:layer="layout" svg:width="1.912cm" svg:height="0.889cm" svg:x="18.182cm" svg:y="17.9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134" draw:id="id134" draw:layer="layout" svg:width="1.911cm" svg:height="0.889cm" svg:x="20.094cm" svg:y="17.9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35" draw:id="id135" draw:layer="layout" svg:width="1.911cm" svg:height="0.889cm" svg:x="22.005cm" svg:y="17.944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6" draw:id="id136" draw:layer="layout" svg:width="1.911cm" svg:height="0.889cm" svg:x="23.916cm" svg:y="17.944cm">
          <text:p/>
          <draw:enhanced-geometry svg:viewBox="0 0 21600 21600" draw:type="rectangle" draw:enhanced-path="M 0 0 L 21600 0 21600 21600 0 21600 0 0 Z N"/>
        </draw:custom-shape>
        <draw:frame draw:style-name="gr13" draw:text-style-name="P19" xml:id="id137" draw:id="id137" draw:layer="layout" svg:width="8.6cm" svg:height="1.119cm" svg:x="17.218cm" svg:y="16.8cm">
          <draw:text-box>
            <text:p><text:span text:style-name="T17">a <text:s text:c="4"/>0 <text:s text:c="6"/>1 <text:s text:c="6"/>2 <text:s text:c="6"/>3</text:span></text:p>
          </draw:text-box>
        </draw:frame>
        <draw:frame draw:style-name="gr18" draw:text-style-name="P20" xml:id="id139" draw:id="id139" draw:layer="layout" svg:width="1.205cm" svg:height="0.963cm" svg:x="22.4cm" svg:y="17.919cm">
          <draw:text-box>
            <text:p text:style-name="P5"><text:span text:style-name="T11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Pointers != Arrays 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rray is a continuous collection of elements of one type. </text:p>
              </text:list-item>
              <text:list-item>
                <text:p>Array has <text:s/>name, the name also stands for the address of the array </text:p>
              </text:list-item>
              <text:list-item>
                <text:p>[ ] is <text:s/>allowed operation on arrays</text:p>
              </text:list-item>
              <text:list-item>
                <text:p><text:span text:style-name="T4">Array name can't be reassigned to another address 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ointer is a variable that can store an address</text:p>
              </text:list-item>
              <text:list-item>
                <text:p>Pointers can be of various types</text:p>
              </text:list-item>
              <text:list-item>
                <text:p>[ ], = , +- int, substraction are operations on pointers </text:p>
              </text:list-item>
              <text:list-item>
                <text:p><text:span text:style-name="T4">Pointers can be reassigned to point to different address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own-blue-black-red" presentation:presentation-page-layout-name="AL1T32">
        <draw:frame presentation:style-name="pr1" draw:text-style-name="P21" draw:layer="layout" svg:width="25.199cm" svg:height="16.255cm" svg:x="1.4cm" svg:y="0.837cm" presentation:class="subtitle">
          <draw:text-box>
            <text:p><text:span text:style-name="T18">Dynamic Memory 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Concept of “Timings” </text:p>
          </draw:text-box>
        </draw:frame>
        <draw:frame presentation:style-name="pr4" draw:layer="layout" svg:width="25.8cm" svg:height="15.286cm" svg:x="1.4cm" svg:y="4.914cm" presentation:class="outline" presentation:user-transformed="true">
          <draw:text-box>
            <text:list text:style-name="L2">
              <text:list-item>
                <text:p xml:id="id142" text:id="id142">Compile Time</text:p>
                <text:list>
                  <text:list-item>
                    <text:p xml:id="id143" text:id="id143">When you are running commands like</text:p>
                    <text:p xml:id="id144" text:id="id144">cc <text:s/>program.c -o program</text:p>
                  </text:list-item>
                </text:list>
              </text:list-item>
              <text:list-item>
                <text:p xml:id="id145" text:id="id145">Function Call Time </text:p>
                <text:list>
                  <text:list-item>
                    <text:p xml:id="id146" text:id="id146">Interval between the call of a function and before the called function starts running </text:p>
                  </text:list-item>
                </text:list>
              </text:list-item>
              <text:list-item>
                <text:p xml:id="id147" text:id="id147">Program Run Time</text:p>
                <text:list>
                  <text:list-item>
                    <text:p xml:id="id148" text:id="id148">After you type commands like</text:p>
                    <text:p xml:id="id149" text:id="id149">./program</text:p>
                    <text:p xml:id="id150" text:id="id150">When the main() of the program starts running, till it exits </text:p>
                  </text:list-item>
                </text:list>
              </text:list-item>
              <text:list-item>
                <text:p xml:id="id151" text:id="id151">Load time</text:p>
                <text:list>
                  <text:list-item>
                    <text:p xml:id="id152" text:id="id152">After you type commands like</text:p>
                    <text:p xml:id="id153" text:id="id153">./program</text:p>
                    <text:p xml:id="id154" text:id="id154">Before the main() starts runn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Lifetime of variables and Memory Al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55" text:id="id155">Global Variables, Static Variables</text:p>
                <text:list>
                  <text:list-item>
                    <text:p xml:id="id156" text:id="id156">Allocated Memory at <text:span text:style-name="T6">load time</text:span></text:p>
                  </text:list-item>
                  <text:list-item>
                    <text:p xml:id="id157" text:id="id157"><text:span text:style-name="T14">They are alive (available) till the program exits</text:span></text:p>
                  </text:list-item>
                </text:list>
              </text:list-item>
              <text:list-item>
                <text:p xml:id="id158" text:id="id158"><text:span text:style-name="T14">Local Variables, Formal Arguments</text:span></text:p>
                <text:list>
                  <text:list-item>
                    <text:p xml:id="id159" text:id="id159"><text:span text:style-name="T14">Allocated Memory on </text:span><text:span text:style-name="T6">function call </text:span></text:p>
                  </text:list-item>
                  <text:list-item>
                    <text:p xml:id="id160" text:id="id160"><text:span text:style-name="T14">They are alive (available) as long as function is running </text:span></text:p>
                  </text:list-item>
                </text:list>
              </text:list-item>
              <text:list-item>
                <text:p xml:id="id161" text:id="id161"><text:span text:style-name="T14">Dynamically allocated memory (Run time allocation)</text:span></text:p>
                <text:list>
                  <text:list-item>
                    <text:p xml:id="id162" text:id="id162"><text:span text:style-name="T14">Allocated on explicit call to functions like </text:span><text:span text:style-name="T6">malloc()</text:span></text:p>
                  </text:list-item>
                  <text:list-item>
                    <text:p xml:id="id163" text:id="id163"><text:span text:style-name="T14">Alive as long as functions like </text:span><text:span text:style-name="T6">free() </text:span><text:span text:style-name="T14">are not called on the memor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lloc() <text:s/>is a standard C library function for allocating memory dynamically (at run time)</text:p>
              </text:list-item>
              <text:list-item>
                <text:p>#include &lt;stdilib.h&gt; for malloc()</text:p>
              </text:list-item>
              <text:list-item>
                <text:p>Function prototype</text:p>
                <text:list>
                  <text:list-item>
                    <text:p>Run “man malloc” to see it</text:p>
                    <text:p><text:span text:style-name="T4"><text:s text:c="7"/></text:span><text:span text:style-name="T4">void *malloc(size_t size);</text:span></text:p>
                  </text:list-item>
                  <text:list-item>
                    <text:p>size_t is a typedef in stdlib.h </text:p>
                    <text:list>
                      <text:list-item>
                        <text:p>size_t is unsigned long </text:p>
                      </text:list-item>
                    </text:list>
                  </text:list-item>
                  <text:list-item>
                    <text:p>Reads a number, allocated those many bytes and returns the address of allocated memory (zero'th byte) </text:p>
                  </text:list-item>
                </text:list>
              </text:list-item>
              <text:list-item>
                <text:p>Additional info: <text:s/>malloc() gets the memory from the OS and then gives to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void *</text:p>
          </draw:text-box>
        </draw:frame>
        <draw:frame presentation:style-name="pr4" draw:layer="layout" svg:width="12.913cm" svg:height="14.886cm" svg:x="1.4cm" svg:y="4.914cm" presentation:class="outline" presentation:user-transformed="true">
          <draw:text-box>
            <text:list text:style-name="L2">
              <text:list-item>
                <text:p xml:id="id164" text:id="id164">A void pointer is a typeless pointer; </text:p>
                <text:list>
                  <text:list-item>
                    <text:p xml:id="id165" text:id="id165">Pure address</text:p>
                  </text:list-item>
                  <text:list-item>
                    <text:p xml:id="id166" text:id="id166">No type --&gt; No “size” information about the type</text:p>
                  </text:list-item>
                </text:list>
              </text:list-item>
              <text:list-item>
                <text:p xml:id="id167" text:id="id167">You can declare a void pointer</text:p>
                <text:list>
                  <text:list-header>
                    <text:p xml:id="id168" text:id="id168">void *p, *q</text:p>
                  </text:list-header>
                </text:list>
              </text:list-item>
              <text:list-item>
                <text:p xml:id="id169" text:id="id169">Void pointer can store <text:span text:style-name="T6">any</text:span><text:span text:style-name="T14"> address</text:span></text:p>
                <text:list>
                  <text:list-header>
                    <text:p xml:id="id170" text:id="id170"><text:span text:style-name="T14">void *p; int a; p = &amp;a; char c; p = &amp;c;</text:span></text:p>
                  </text:list-header>
                </text:list>
              </text:list-item>
            </text:list>
          </draw:text-box>
        </draw:frame>
        <draw:frame presentation:style-name="pr4" draw:layer="layout" svg:width="13.487cm" svg:height="15.686cm" svg:x="14.313cm" svg:y="4.914cm" presentation:class="outline" presentation:user-transformed="true">
          <draw:text-box>
            <text:list text:style-name="L2">
              <text:list-item>
                <text:p xml:id="id171" text:id="id171"><text:span text:style-name="T14">Void pointers can be copied</text:span></text:p>
                <text:list>
                  <text:list-header>
                    <text:p xml:id="id172" text:id="id172"><text:span text:style-name="T14">void *p, *q; int a; p = &amp;a; q = p;</text:span></text:p>
                  </text:list-header>
                  <text:list-item>
                    <text:p xml:id="id173" text:id="id173"><text:span text:style-name="T14">q also stores address of a now</text:span></text:p>
                  </text:list-item>
                </text:list>
              </text:list-item>
              <text:list-item>
                <text:p xml:id="id174" text:id="id174"><text:span text:style-name="T14">The Dereferencing operator has no meaning when applied to a void pointers</text:span></text:p>
                <text:list>
                  <text:list-header>
                    <text:p xml:id="id175" text:id="id175"><text:span text:style-name="T14">void *p; int a; p = &amp;a; <text:s text:c="2"/></text:span></text:p>
                  </text:list-header>
                  <text:list-item>
                    <text:p xml:id="id176" text:id="id176"><text:span text:style-name="T14">What does *p mean now? <text:s text:c="2"/>* Needs “size” of the type for its work. Void pointers have no type and so no size information associated with it. </text:span></text:p>
                  </text:list-item>
                  <text:list-item>
                    <text:p xml:id="id177" text:id="id177"><text:span text:style-name="T14">Note: [ ] is also dereferencing</text:span></text:p>
                    <text:p><text:span text:style-name="T1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lloc() returns a “void *”</text:p>
                <text:list>
                  <text:list-item>
                    <text:p>Returns a pure address</text:p>
                  </text:list-item>
                  <text:list-item>
                    <text:p>This address can be stored in a “void *” variable</text:p>
                  </text:list-item>
                  <text:list-item>
                    <text:p>This address can also be stored in any pointer variable </text:p>
                  </text:list-item>
                </text:list>
              </text:list-item>
              <text:list-item>
                <text:p>Suppose we do</text:p>
                <text:list>
                  <text:list-item>
                    <text:p>Void *p; p = malloc(8); </text:p>
                  </text:list-item>
                  <text:list-item>
                    <text:p>Now what meaningful operations can we do with the malloced memory? <text:s/>--&gt; only copy! </text:p>
                  </text:list-item>
                  <text:list-item>
                    <text:p>So normally return value of malloc is stored using some typed poi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int *p;</text:p>
                <text:p>p = malloc(8)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is code allocated 8 bytes and then pointer p will point to the malloced memory </text:p>
              </text:list-item>
              <text:list-item>
                <text:p>This code can result in a “warning” because we are converting “void *” to a “int *” with '='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int *p;</text:span></text:p>
                <text:p><text:span text:style-name="T4">p <text:s/>= (int *) malloc(8);</text:span></text:p>
                <text:p><text:span text:style-name="T4"/>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is code does away <text:s/>with the warning as we are converting the “void *” into “int *” using explicit type casting </text:p>
              </text:list-item>
              <text:list-item>
                <text:p>Suppose size of integer was 4 bytes, then what does this code mean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4" draw:layer="layout" svg:width="12.297cm" svg:height="12.179cm" svg:x="1cm" svg:y="3.621cm" presentation:class="outline" presentation:user-transformed="true">
          <draw:text-box>
            <text:list text:style-name="L2">
              <text:list-header>
                <text:p xml:id="id178" text:id="id178"><text:span text:style-name="T4">int *p;</text:span></text:p>
                <text:p xml:id="id179" text:id="id179"><text:span text:style-name="T4">p <text:s/>= (int *) malloc(8);</text:span></text:p>
              </text:list-header>
              <text:list-item>
                <text:p xml:id="id180" text:id="id180"><text:span text:style-name="T19">p points to 8 byte location</text:span></text:p>
              </text:list-item>
              <text:list-item>
                <text:p xml:id="id193" text:id="id193"><text:span text:style-name="T20">However now, *p means deferencing in “4 bytes”</text:span></text:p>
                <text:list>
                  <text:list-item>
                    <text:p xml:id="id194" text:id="id194"><text:span text:style-name="T21">as size of int is 4 bytes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presentation:style-name="pr4" draw:layer="layout" svg:width="12.297cm" svg:height="12.179cm" svg:x="14.2cm" svg:y="3.8cm" presentation:class="outline" presentation:user-transformed="true">
          <draw:text-box>
            <text:list text:style-name="L2">
              <text:list-item>
                <text:p xml:id="id195" text:id="id195"><text:span text:style-name="T22">p[0] means *(p + 0) <text:s/>that is *p </text:span></text:p>
              </text:list-item>
              <text:list-item>
                <text:p xml:id="id197" text:id="id197"><text:span text:style-name="T22">p[1] means *(p + 1) where (p + 1) is a pointer <text:s/>4 bytes ahead of p </text:span></text:p>
                <text:list>
                  <text:list-item>
                    <text:p xml:id="id201" text:id="id201"><text:span text:style-name="T20">Using this trick we are treating the 8 bytes as if it was a 2 integer array ! </text:span></text:p>
                  </text:list-item>
                </text:list>
              </text:list-item>
            </text:list>
          </draw:text-box>
        </draw:frame>
        <draw:custom-shape draw:style-name="gr2" draw:text-style-name="P5" xml:id="id181" draw:id="id181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2" draw:text-style-name="P10" xml:id="id182" draw:id="id182" draw:layer="layout" svg:width="1cm" svg:height="2.2cm" svg:x="0.8cm" svg:y="16.3cm">
          <draw:text-box>
            <text:p><text:span text:style-name="T5">p</text:span></text:p>
          </draw:text-box>
        </draw:frame>
        <draw:custom-shape draw:style-name="gr2" draw:text-style-name="P9" xml:id="id183" draw:id="id183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184" draw:id="id184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185" draw:id="id185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186" draw:id="id186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frame draw:style-name="gr13" draw:text-style-name="P10" xml:id="id187" draw:id="id187" draw:layer="layout" svg:width="17.2cm" svg:height="1.119cm" svg:x="3.2cm" svg:y="16.9cm">
          <draw:text-box>
            <text:p><text:span text:style-name="T10"><text:s text:c="5"/></text:span><text:span text:style-name="T10">0 <text:s text:c="6"/>1 <text:s text:c="6"/>2 <text:s text:c="6"/>3 <text:s text:c="8"/>4 <text:s text:c="7"/>5 <text:s text:c="6"/>6 <text:s text:c="7"/>7</text:span></text:p>
          </draw:text-box>
        </draw:frame>
        <draw:polyline draw:style-name="gr4" draw:text-style-name="P7" xml:id="id188" draw:id="id188" draw:layer="layout" svg:width="1.799cm" svg:height="0.199cm" svg:x="2.2cm" svg:y="18.4cm" svg:viewBox="0 0 1800 200" draw:points="0,0 1800,200">
          <text:p/>
        </draw:polyline>
        <draw:custom-shape draw:style-name="gr2" draw:text-style-name="P9" xml:id="id189" draw:id="id189" draw:layer="layout" svg:width="2cm" svg:height="2cm" svg:x="12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190" draw:id="id190" draw:layer="layout" svg:width="2cm" svg:height="2cm" svg:x="14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191" draw:id="id191" draw:layer="layout" svg:width="2cm" svg:height="2cm" svg:x="16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192" draw:id="id192" draw:layer="layout" svg:width="2cm" svg:height="2cm" svg:x="18cm" svg:y="17.9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8.6cm" svg:height="1.276cm" svg:x="3.8cm" svg:y="18.4cm">
          <draw:text-box>
            <text:p xml:id="id196" text:id="id196"><text:span text:style-name="T15">&lt;---------p[0]--------&gt;</text:span></text:p>
          </draw:text-box>
        </draw:frame>
        <draw:frame draw:style-name="gr19" draw:text-style-name="P6" draw:layer="layout" svg:width="8.6cm" svg:height="1.276cm" svg:x="11.8cm" svg:y="18.4cm">
          <draw:text-box>
            <text:p xml:id="id198" text:id="id198"><text:span text:style-name="T15">&lt;---------p[1]--------&gt;</text:span></text:p>
          </draw:text-box>
        </draw:frame>
        <draw:polyline draw:style-name="gr4" draw:text-style-name="P7" xml:id="id199" draw:id="id199" draw:layer="layout" svg:width="0cm" svg:height="1.699cm" svg:x="12cm" svg:y="16.2cm" svg:viewBox="0 0 0 1700" draw:points="0,0 0,1700">
          <text:p/>
        </draw:polyline>
        <draw:frame draw:style-name="gr3" draw:text-style-name="P6" xml:id="id200" draw:id="id200" draw:layer="layout" svg:width="2.6cm" svg:height="2.139cm" svg:x="11cm" svg:y="15.2cm">
          <draw:text-box>
            <text:p><text:span text:style-name="T5">P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Malloc(): Allocating arrays dynamically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int *p;</text:span></text:p>
                <text:p><text:span text:style-name="T4">p <text:s/>= (int *) malloc(</text:span></text:p>
                <text:p><text:span text:style-name="T4"><text:s text:c="8"/></text:span><text:span text:style-name="T4">sizeof(int) * 4);</text:span></text:p>
              </text:list-header>
              <text:list-item>
                <text:p><text:span text:style-name="T23">We can allocate arrays of any type dynamically using malloc()</text:span></text:p>
                <text:p><text:span text:style-name="T4"/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se of sizeof(int) here makes sure that the code is <text:span text:style-name="T6">portable, </text:span><text:span text:style-name="T14">appropriately sized array will be allocated <text:s/>irrespective of size of integer</text:span></text:p>
                <text:list>
                  <text:list-item>
                    <text:p><text:span text:style-name="T14">Code on earlier slide assumes 4 byte integer</text:span></text:p>
                  </text:list-item>
                </text:list>
              </text:list-item>
              <text:list-item>
                <text:p><text:span text:style-name="T14">This code allocates array of 4 integers</text:span></text:p>
                <text:list>
                  <text:list-item>
                    <text:p><text:span text:style-name="T14">Can be acessed as p[0], p[1], ... p[3]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malloc(): Allocating array of structures</text:p>
          </draw:text-box>
        </draw:frame>
        <draw:frame presentation:style-name="pr4" draw:text-style-name="P22" draw:layer="layout" svg:width="12.297cm" svg:height="12.179cm" svg:x="1.4cm" svg:y="4.914cm" presentation:class="outline" presentation:user-transformed="true">
          <draw:text-box>
            <text:p><text:span text:style-name="T24">typedef struct test { </text:span></text:p>
            <text:p><text:span text:style-name="T24"><text:s text:c="8"/></text:span><text:span text:style-name="T24">int a, b; </text:span></text:p>
            <text:p><text:span text:style-name="T24"><text:s text:c="8"/></text:span><text:span text:style-name="T24">double g; </text:span></text:p>
            <text:p><text:span text:style-name="T24">}test;</text:span></text:p>
            <text:p><text:span text:style-name="T24">test *p;</text:span></text:p>
            <text:p><text:span text:style-name="T24">p <text:s/>= (test *) malloc(</text:span></text:p>
            <text:p><text:span text:style-name="T24"><text:s text:c="8"/></text:span><text:span text:style-name="T24">sizeof(test) * 4);</text:span></text:p>
            <text:p><text:span text:style-name="T25"/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4">This code allocates an array of 4 structures</text:span></text:p>
              </text:list-item>
              <text:list-item>
                <text:p><text:span text:style-name="T14">p points to the array of structures</text:span></text:p>
              </text:list-item>
              <text:list-item>
                <text:p><text:span text:style-name="T14">p[0] is the 0</text:span><text:span text:style-name="T26">th</text:span><text:span text:style-name="T14"> <text:s/>structure, p[1] is the <text:s/>1</text:span><text:span text:style-name="T26">st</text:span><text:span text:style-name="T14"> structure ... </text:span></text:p>
              </text:list-item>
              <text:list-item>
                <text:p><text:span text:style-name="T14">p[0].a, p[1].g is the way to access the inner elements of struc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code using malloc() to </text:p>
                <text:list>
                  <text:list-item>
                    <text:p>Allocate an array of 10 doubles</text:p>
                  </text:list-item>
                  <text:list-item>
                    <text:p>Read n from user and allocate an array of n shorts</text:p>
                  </text:list-item>
                </text:list>
              </text:list-item>
              <text:list-item>
                <text:p>What will following code mean?</text:p>
                <text:list>
                  <text:list-header>
                    <text:p>int *p; p = malloc(9); <text:s/>// suppose sizeof(int) is 4 </text:p>
                  </text:list-header>
                </text:list>
              </text:list-item>
              <text:list-item>
                <text:p>What will following code mea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02" text:id="id202">Free() will <text:s/>give the malloced memory back</text:p>
              </text:list-item>
              <text:list-item>
                <text:p xml:id="id203" text:id="id203">malloc() and free() work together to manage what is called as “heap memory” which the memory management library has obtained from the OS </text:p>
              </text:list-item>
              <text:list-item>
                <text:p xml:id="id204" text:id="id204">Usage</text:p>
                <text:list>
                  <text:list-item>
                    <text:p xml:id="id205" text:id="id205">void free(void *p); </text:p>
                  </text:list-item>
                </text:list>
              </text:list-item>
              <text:list-item>
                <text:p xml:id="id206" text:id="id206">free() must be given an address which was returned by malloc()</text:p>
              </text:list-item>
              <text:list-item>
                <text:p xml:id="id207" text:id="id207">Rule: Every malloc() must have a corresponding free(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Pointer to Po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4">int **pp, *p, p; </text:span></text:p>
            <text:p><text:span text:style-name="T24">pp = (int **) malloc(sizeof(int *) * 4); </text:span></text:p>
            <text:p><text:span text:style-name="T24">pp[1] = (int *)malloc(sizeof(int) * 3);</text:span> </text:p>
            <text:list text:style-name="L2">
              <text:list-item>
                <text:p>A pointer to pointer, is essentially a pointer! </text:p>
                <text:list>
                  <text:list-item>
                    <text:p>Can store an address, has a type</text:p>
                  </text:list-item>
                  <text:list-item>
                    <text:p>The type is “pointer to pointer” so all * or [ ] operations work with sizeof(pointer) which is typically 4 bytes</text:p>
                  </text:list-item>
                </text:list>
              </text:list-item>
              <text:list-item>
                <text:p>The code above allocates an array of pointers, and then allocates an array of integers. </text:p>
                <text:list>
                  <text:list-item>
                    <text:p>Draw the diagram of the code <text:tab/></text:p>
                  </text:list-item>
                </text:list>
              </text:list-item>
            </text:list>
            <text:p/>
          </draw:text-box>
        </draw:frame>
        <draw:custom-shape draw:style-name="gr2" draw:text-style-name="P5" draw:layer="layout" svg:width="2cm" svg:height="2cm" svg:x="7.5cm" svg:y="18.3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.8cm" svg:height="2.2cm" svg:x="6.9cm" svg:y="17.1cm">
          <draw:text-box>
            <text:p><text:span text:style-name="T27">pp</text:span></text:p>
          </draw:text-box>
        </draw:frame>
        <draw:custom-shape draw:style-name="gr2" draw:text-style-name="P9" draw:layer="layout" svg:width="2cm" svg:height="2cm" svg:x="10.9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cm" svg:height="2cm" svg:x="12.9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cm" svg:height="2cm" svg:x="14.9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cm" svg:height="2cm" svg:x="16.9cm" svg:y="18.5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8.8cm" svg:height="1.119cm" svg:x="10.1cm" svg:y="17.5cm">
          <draw:text-box>
            <text:p><text:span text:style-name="T28"><text:s text:c="5"/></text:span><text:span text:style-name="T28">0 <text:s text:c="6"/>1 <text:s text:c="6"/>2 <text:s text:c="6"/>3 <text:s text:c="4"/></text:span></text:p>
          </draw:text-box>
        </draw:frame>
        <draw:line draw:style-name="gr4" draw:text-style-name="P7" draw:layer="layout" svg:x1="9.1cm" svg:y1="19cm" svg:x2="10.9cm" svg:y2="19.2cm">
          <text:p/>
        </draw:line>
        <draw:custom-shape draw:style-name="gr2" draw:text-style-name="P9" draw:layer="layout" svg:width="2cm" svg:height="2cm" svg:x="19.4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cm" svg:height="2cm" svg:x="21.4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cm" svg:height="2cm" svg:x="23.4cm" svg:y="16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3.4cm" svg:y1="18.619cm" svg:x2="19.4cm" svg:y2="16cm">
          <text:p/>
        </draw:line>
        <draw:path draw:style-name="gr20" draw:text-style-name="P7" draw:layer="layout" svg:width="2.283cm" svg:height="1.09cm" draw:transform="rotate (-0.405265452313084) translate (17.9919451494305cm 18.6364765063512cm)" svg:viewBox="0 0 2284 1091" svg:d="M0 1070c428-111 908 195 1286-147l304-446 336-368 358-109">
          <text:p/>
        </draw:path>
        <draw:path draw:style-name="gr20" draw:text-style-name="P7" draw:layer="layout" svg:width="1.132cm" svg:height="0.517cm" draw:transform="rotate (1.15331356971785) translate (11.8184105136029cm 18.4821460128288cm)" svg:viewBox="0 0 1133 518" svg:d="M0 503c434 74 898-132 1133-503">
          <text:p/>
        </draw:path>
        <draw:path draw:style-name="gr20" draw:text-style-name="P7" draw:layer="layout" svg:width="1.374cm" svg:height="0.546cm" draw:transform="rotate (1.3250539681141) translate (16.0548852388858cm 18.8656327541853cm)" svg:viewBox="0 0 1375 547" svg:d="M0 112c716-467 723 692 1375 380">
          <text:p/>
        </draw:path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 xml:id="id215" text:id="id215">2-d array with pointer to pointer</text:p>
          </draw:text-box>
        </draw:frame>
        <draw:frame presentation:style-name="pr4" draw:text-style-name="P24" draw:layer="layout" svg:width="13cm" svg:height="16.086cm" svg:x="1.4cm" svg:y="4.914cm" presentation:class="outline" presentation:user-transformed="true">
          <draw:text-box>
            <text:p xml:id="id208" text:id="id208"><text:span text:style-name="T29">#include &lt;stdlib.h&gt;</text:span></text:p>
            <text:p xml:id="id209" text:id="id209"><text:span text:style-name="T29">#define N 4</text:span></text:p>
            <text:p xml:id="id210" text:id="id210"><text:span text:style-name="T29">int main() {</text:span></text:p>
            <text:p xml:id="id211" text:id="id211"><text:span text:style-name="T29"><text:s text:c="4"/></text:span><text:span text:style-name="T29">int **pp, i, j;</text:span></text:p>
            <text:p xml:id="id216" text:id="id216"><text:span text:style-name="T29"><text:s text:c="4"/></text:span><text:span text:style-name="T4">pp = (int **) malloc</text:span></text:p>
            <text:p xml:id="id217" text:id="id217"><text:span text:style-name="T4"><text:s text:c="18"/></text:span><text:span text:style-name="T4">(sizeof(int *) * N) ;</text:span></text:p>
            <text:p xml:id="id228" text:id="id228"><text:span text:style-name="T29"><text:s text:c="4"/></text:span><text:span text:style-name="T29">for(i = 0; i &lt; N; i++)</text:span></text:p>
            <text:p xml:id="id229" text:id="id229"><text:span text:style-name="T29"><text:s text:c="8"/></text:span><text:span text:style-name="T4">pp[i] = (int *)</text:span></text:p>
            <text:p xml:id="id230" text:id="id230"><text:span text:style-name="T4"><text:s text:c="16"/></text:span><text:span text:style-name="T4">malloc(sizeof(int) * N);</text:span></text:p>
            <text:p xml:id="id255" text:id="id255"><text:span text:style-name="T29"><text:s text:c="4"/></text:span><text:span text:style-name="T29">for(i = 0; i &lt; N; i++)</text:span></text:p>
            <text:p xml:id="id256" text:id="id256"><text:span text:style-name="T29"><text:s text:c="8"/></text:span><text:span text:style-name="T29">for(j = 0; j &lt; N; j++)</text:span></text:p>
            <text:p xml:id="id257" text:id="id257"><text:span text:style-name="T29"><text:s text:c="12"/></text:span><text:span text:style-name="T29">pp[i][j] = i + j;</text:span></text:p>
            <text:p xml:id="id258" text:id="id258"><text:span text:style-name="T29"><text:s text:c="4"/></text:span><text:span text:style-name="T29">return 0;</text:span></text:p>
            <text:p xml:id="id259" text:id="id259"><text:span text:style-name="T29">}</text:span></text:p>
          </draw:text-box>
        </draw:frame>
        <draw:custom-shape draw:style-name="gr2" draw:text-style-name="P5" xml:id="id212" draw:id="id212" draw:layer="layout" svg:width="2cm" svg:height="2cm" svg:x="13.8cm" svg:y="5.4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.8cm" svg:height="2.2cm" svg:x="13.2cm" svg:y="4.2cm">
          <draw:text-box>
            <text:p xml:id="id213" text:id="id213"><text:span text:style-name="T27">pp</text:span></text:p>
          </draw:text-box>
        </draw:frame>
        <draw:custom-shape draw:style-name="gr2" draw:text-style-name="P9" xml:id="id218" draw:id="id218" draw:layer="layout" svg:width="2cm" svg:height="2cm" svg:x="17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19" draw:id="id219" draw:layer="layout" svg:width="2cm" svg:height="2cm" svg:x="19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20" draw:id="id220" draw:layer="layout" svg:width="2cm" svg:height="2cm" svg:x="21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221" draw:id="id221" draw:layer="layout" svg:width="2cm" svg:height="2cm" svg:x="23.2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23" xml:id="id222" draw:id="id222" draw:layer="layout" svg:width="8.8cm" svg:height="1.119cm" svg:x="16.4cm" svg:y="4.6cm">
          <draw:text-box>
            <text:p><text:span text:style-name="T28"><text:s text:c="5"/></text:span><text:span text:style-name="T28">0 <text:s text:c="6"/>1 <text:s text:c="6"/>2 <text:s text:c="6"/>3 <text:s text:c="4"/></text:span></text:p>
          </draw:text-box>
        </draw:frame>
        <draw:polyline draw:style-name="gr4" draw:text-style-name="P7" xml:id="id227" draw:id="id227" draw:layer="layout" svg:width="1.799cm" svg:height="0.199cm" svg:x="15.4cm" svg:y="6.1cm" svg:viewBox="0 0 1800 200" draw:points="0,0 1800,200">
          <text:p/>
        </draw:polyline>
        <draw:custom-shape draw:style-name="gr2" draw:text-style-name="P9" xml:id="id231" draw:id="id231" draw:layer="layout" svg:width="2cm" svg:height="2cm" svg:x="15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32" draw:id="id232" draw:layer="layout" svg:width="2cm" svg:height="2cm" svg:x="15.4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33" draw:id="id233" draw:layer="layout" svg:width="2cm" svg:height="2cm" svg:x="15.4cm" svg:y="13.6cm">
          <text:p/>
          <draw:enhanced-geometry svg:viewBox="0 0 21600 21600" draw:type="rectangle" draw:enhanced-path="M 0 0 L 21600 0 21600 21600 0 21600 0 0 Z N"/>
        </draw:custom-shape>
        <draw:polyline draw:style-name="gr4" draw:text-style-name="P7" xml:id="id242" draw:id="id242" draw:layer="layout" svg:width="0.299cm" svg:height="2.758cm" svg:x="20cm" svg:y="6.841cm" svg:viewBox="0 0 300 2759" draw:points="300,0 0,2759">
          <text:p/>
        </draw:polyline>
        <draw:path draw:style-name="gr20" draw:text-style-name="P7" xml:id="id223" draw:id="id223" draw:layer="layout" svg:width="2.283cm" svg:height="1.09cm" draw:transform="rotate (-0.405265452313084) translate (24.2919451494305cm 5.33647650635115cm)" svg:viewBox="0 0 2284 1091" svg:d="M0 1070c428-111 908 195 1286-147l304-446 336-368 358-109">
          <text:p/>
        </draw:path>
        <draw:path draw:style-name="gr20" draw:text-style-name="P7" xml:id="id224" draw:id="id224" draw:layer="layout" svg:width="1.132cm" svg:height="0.517cm" draw:transform="rotate (1.15331356971785) translate (18.1184105136029cm 5.58214601282877cm)" svg:viewBox="0 0 1133 518" svg:d="M0 503c434 74 898-132 1133-503">
          <text:p/>
        </draw:path>
        <draw:path draw:style-name="gr20" draw:text-style-name="P7" xml:id="id225" draw:id="id225" draw:layer="layout" svg:width="1.374cm" svg:height="0.546cm" draw:transform="rotate (1.3250539681141) translate (22.3548852388858cm 5.96563275418531cm)" svg:viewBox="0 0 1375 547" svg:d="M0 112c716-467 723 692 1375 380">
          <text:p/>
        </draw:path>
        <draw:custom-shape draw:style-name="gr2" draw:text-style-name="P9" xml:id="id234" draw:id="id234" draw:layer="layout" svg:width="2cm" svg:height="2cm" svg:x="15.4cm" svg:y="15.6cm">
          <text:p/>
          <draw:enhanced-geometry svg:viewBox="0 0 21600 21600" draw:type="rectangle" draw:enhanced-path="M 0 0 L 21600 0 21600 21600 0 21600 0 0 Z N"/>
        </draw:custom-shape>
        <draw:path draw:style-name="gr20" draw:text-style-name="P7" xml:id="id214" draw:id="id214" draw:layer="layout" svg:width="1.446cm" svg:height="0.868cm" draw:transform="rotate (1.5707963267949) translate (14.6746037878284cm 5.746cm)" svg:viewBox="0 0 1447 869" svg:d="M0 42c575-221 846 479 1157 786l290 41">
          <text:p/>
        </draw:path>
        <draw:custom-shape draw:style-name="gr2" draw:text-style-name="P9" xml:id="id237" draw:id="id237" draw:layer="layout" svg:width="2cm" svg:height="2cm" svg:x="18.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38" draw:id="id238" draw:layer="layout" svg:width="2cm" svg:height="2cm" svg:x="18.8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39" draw:id="id239" draw:layer="layout" svg:width="2cm" svg:height="2cm" svg:x="18.8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40" draw:id="id240" draw:layer="layout" svg:width="2cm" svg:height="2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43" draw:id="id243" draw:layer="layout" svg:width="2cm" svg:height="2cm" svg:x="2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44" draw:id="id244" draw:layer="layout" svg:width="2cm" svg:height="2cm" svg:x="22.4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45" draw:id="id245" draw:layer="layout" svg:width="2cm" svg:height="2cm" svg:x="22.4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46" draw:id="id246" draw:layer="layout" svg:width="2cm" svg:height="2cm" svg:x="22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49" draw:id="id249" draw:layer="layout" svg:width="2cm" svg:height="2cm" svg:x="25.5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50" draw:id="id250" draw:layer="layout" svg:width="2cm" svg:height="2cm" svg:x="25.5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51" draw:id="id251" draw:layer="layout" svg:width="2cm" svg:height="2cm" svg:x="25.5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52" draw:id="id252" draw:layer="layout" svg:width="2cm" svg:height="2cm" svg:x="25.5cm" svg:y="15.6cm">
          <text:p/>
          <draw:enhanced-geometry svg:viewBox="0 0 21600 21600" draw:type="rectangle" draw:enhanced-path="M 0 0 L 21600 0 21600 21600 0 21600 0 0 Z N"/>
        </draw:custom-shape>
        <draw:polyline draw:style-name="gr4" draw:text-style-name="P7" xml:id="id236" draw:id="id236" draw:layer="layout" svg:width="0.299cm" svg:height="2.758cm" svg:x="17.2cm" svg:y="7cm" svg:viewBox="0 0 300 2759" draw:points="300,0 0,2759">
          <text:p/>
        </draw:polyline>
        <draw:polyline draw:style-name="gr4" draw:text-style-name="P7" xml:id="id248" draw:id="id248" draw:layer="layout" svg:width="0.299cm" svg:height="2.758cm" svg:x="22.7cm" svg:y="6.841cm" svg:viewBox="0 0 300 2759" draw:points="0,0 300,2759">
          <text:p/>
        </draw:polyline>
        <draw:polyline draw:style-name="gr4" draw:text-style-name="P7" xml:id="id254" draw:id="id254" draw:layer="layout" svg:width="1.699cm" svg:height="2.399cm" svg:x="24.7cm" svg:y="7.2cm" svg:viewBox="0 0 1700 2400" draw:points="0,0 1700,2400">
          <text:p/>
        </draw:polyline>
        <draw:frame draw:style-name="gr21" draw:text-style-name="P6" xml:id="id235" draw:id="id235" draw:layer="layout" svg:width="0.8cm" svg:height="7.592cm" svg:x="14.4cm" svg:y="9.5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frame draw:style-name="gr21" draw:text-style-name="P6" xml:id="id241" draw:id="id241" draw:layer="layout" svg:width="0.8cm" svg:height="7.592cm" svg:x="18cm" svg:y="9.8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frame draw:style-name="gr21" draw:text-style-name="P6" xml:id="id247" draw:id="id247" draw:layer="layout" svg:width="0.8cm" svg:height="7.592cm" svg:x="21.4cm" svg:y="9.608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frame draw:style-name="gr21" draw:text-style-name="P6" xml:id="id253" draw:id="id253" draw:layer="layout" svg:width="0.8cm" svg:height="7.592cm" svg:x="24.7cm" svg:y="9.5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path draw:style-name="gr20" draw:text-style-name="P7" xml:id="id226" draw:id="id226" draw:layer="layout" svg:width="1.132cm" svg:height="0.517cm" draw:transform="rotate (1.15331356971785) translate (20.2374105136029cm 5.78314601282877cm)" svg:viewBox="0 0 1133 518" svg:d="M0 503c434 74 898-132 1133-503">
          <text:p/>
        </draw:path>
        <draw:frame draw:style-name="gr22" draw:text-style-name="P8" draw:layer="layout" svg:width="1cm" svg:height="7.361cm" svg:x="16cm" svg:y="10cm">
          <draw:text-box>
            <text:p xml:id="id260" text:id="id260">0</text:p>
            <text:p/>
            <text:p/>
            <text:p xml:id="id261" text:id="id261">1</text:p>
            <text:p/>
            <text:p/>
            <text:p xml:id="id262" text:id="id262">2</text:p>
            <text:p/>
            <text:p/>
            <text:p xml:id="id263" text:id="id263">3</text:p>
          </draw:text-box>
        </draw:frame>
        <draw:frame draw:style-name="gr22" draw:text-style-name="P8" draw:layer="layout" svg:width="0.8cm" svg:height="7.361cm" svg:x="19.4cm" svg:y="10cm">
          <draw:text-box>
            <text:p xml:id="id264" text:id="id264">1</text:p>
            <text:p/>
            <text:p/>
            <text:p xml:id="id265" text:id="id265">2</text:p>
            <text:p/>
            <text:p/>
            <text:p xml:id="id266" text:id="id266">3</text:p>
            <text:p/>
            <text:p/>
            <text:p xml:id="id267" text:id="id267">4</text:p>
          </draw:text-box>
        </draw:frame>
        <draw:frame draw:style-name="gr22" draw:text-style-name="P8" draw:layer="layout" svg:width="1cm" svg:height="7.361cm" svg:x="22.8cm" svg:y="10cm">
          <draw:text-box>
            <text:p xml:id="id268" text:id="id268">2</text:p>
            <text:p/>
            <text:p/>
            <text:p xml:id="id269" text:id="id269">3</text:p>
            <text:p/>
            <text:p/>
            <text:p xml:id="id270" text:id="id270">4</text:p>
            <text:p/>
            <text:p/>
            <text:p xml:id="id271" text:id="id271">5</text:p>
          </draw:text-box>
        </draw:frame>
        <draw:frame draw:style-name="gr22" draw:text-style-name="P8" draw:layer="layout" svg:width="1cm" svg:height="7.361cm" svg:x="26.2cm" svg:y="10cm">
          <draw:text-box>
            <text:p xml:id="id272" text:id="id272">3</text:p>
            <text:p/>
            <text:p/>
            <text:p xml:id="id273" text:id="id273">4</text:p>
            <text:p/>
            <text:p/>
            <text:p xml:id="id274" text:id="id274">5</text:p>
            <text:p/>
            <text:p/>
            <text:p xml:id="id275" text:id="id275">6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>
          <draw:text-box>
            <text:p>2-d array with pointer to pointer</text:p>
          </draw:text-box>
        </draw:frame>
        <draw:frame presentation:style-name="pr4" draw:text-style-name="P24" draw:layer="layout" svg:width="13cm" svg:height="16.086cm" svg:x="1.4cm" svg:y="4.914cm" presentation:class="outline" presentation:user-transformed="true">
          <draw:text-box>
            <text:p><text:span text:style-name="T29">#include &lt;stdlib.h&gt;</text:span></text:p>
            <text:p><text:span text:style-name="T29">#define N 4</text:span></text:p>
            <text:p><text:span text:style-name="T29">int main() {</text:span></text:p>
            <text:p><text:span text:style-name="T29"><text:s text:c="4"/></text:span><text:span text:style-name="T29">int **pp, i, j;</text:span></text:p>
            <text:p><text:span text:style-name="T29"><text:s text:c="4"/></text:span><text:span text:style-name="T4">pp = (int **) malloc</text:span></text:p>
            <text:p><text:span text:style-name="T4"><text:s text:c="18"/></text:span><text:span text:style-name="T4">(sizeof(int *) * N) ;</text:span></text:p>
            <text:p><text:span text:style-name="T29"><text:s text:c="4"/></text:span><text:span text:style-name="T29">for(i = 0; i &lt; N; i++)</text:span></text:p>
            <text:p><text:span text:style-name="T29"><text:s text:c="8"/></text:span><text:span text:style-name="T4">pp[i] = (int *)</text:span></text:p>
            <text:p><text:span text:style-name="T4"><text:s text:c="16"/></text:span><text:span text:style-name="T4">malloc(sizeof(int) * N);</text:span></text:p>
            <text:p><text:span text:style-name="T29"><text:s text:c="4"/></text:span><text:span text:style-name="T29">for(i = 0; i &lt; N; i++)</text:span></text:p>
            <text:p><text:span text:style-name="T29"><text:s text:c="8"/></text:span><text:span text:style-name="T29">for(j = 0; j &lt; N; j++)</text:span></text:p>
            <text:p><text:span text:style-name="T29"><text:s text:c="12"/></text:span><text:span text:style-name="T29">pp[i][j] = i + j;</text:span></text:p>
            <text:p><text:span text:style-name="T29"><text:s text:c="4"/></text:span><text:span text:style-name="T29">return 0;</text:span></text:p>
            <text:p><text:span text:style-name="T29">}</text:span></text:p>
          </draw:text-box>
        </draw:frame>
        <draw:frame presentation:style-name="pr4" draw:layer="layout" svg:width="12.287cm" svg:height="15.686cm" svg:x="14.313cm" svg:y="4.914cm" presentation:class="outline" presentation:user-transformed="true">
          <draw:text-box>
            <text:list text:style-name="L2">
              <text:list-item>
                <text:p xml:id="id276" text:id="id276">How does pp[i][j] work here?</text:p>
              </text:list-item>
              <text:list-item>
                <text:p xml:id="id277" text:id="id277">pp[i] is *(pp + i) which is the pointer from the i'th location in the first array allocated</text:p>
                <text:list>
                  <text:list-item>
                    <text:p xml:id="id278" text:id="id278">This * works with size = sizeof a pointer</text:p>
                  </text:list-item>
                </text:list>
              </text:list-item>
              <text:list-item>
                <text:p xml:id="id279" text:id="id279">pp[i][j] is *(pp[i] + j) </text:p>
                <text:list>
                  <text:list-item>
                    <text:p xml:id="id280" text:id="id280">Since pp[i] is a integer pointer, this * works with sizeof(int) </text:p>
                  </text:list-item>
                  <text:list-item>
                    <text:p xml:id="id281" text:id="id281">pp[i] is the address of array (indicated in red), so pp[i] + j is pointer to the j'th element of that arra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own-blue-black-red" presentation:presentation-page-layout-name="AL1T32">
        <draw:frame presentation:style-name="pr1" draw:text-style-name="P21" draw:layer="layout" svg:width="25.199cm" svg:height="16.255cm" svg:x="1.4cm" svg:y="0.837cm" presentation:class="subtitle">
          <draw:text-box>
            <text:p><text:span text:style-name="T18">Self Referential Pointers in Structur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Self Referential Poin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elf Referential Pointer” is a kind of a misnomer </text:p>
              </text:list-item>
              <text:list-item>
                <text:p>C allows structures like this</text:p>
              </text:list-item>
            </text:list>
            <text:p><text:span text:style-name="T24">struct test { </text:span></text:p>
            <text:p><text:span text:style-name="T24"><text:s text:c="3"/></text:span><text:span text:style-name="T24">int a; </text:span></text:p>
            <text:p><text:span text:style-name="T24"><text:s text:c="3"/></text:span><text:span text:style-name="T24">struct test *p;</text:span></text:p>
            <text:p><text:span text:style-name="T24">};</text:span></text:p>
            <text:list text:continue-numbering="true" text:style-name="L2">
              <text:list-item>
                <text:p>The pointer p, can point to any variable of the type “struct test” (or be NULL)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rown-blue-black-red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Self Referential Pointer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282" text:id="id282">Consider following code</text:p>
              </text:list-item>
            </text:list>
            <text:p xml:id="id283" text:id="id283"><text:span text:style-name="T24">typedef struct test {</text:span></text:p>
            <text:p xml:id="id284" text:id="id284"><text:span text:style-name="T24"><text:s text:c="4"/></text:span><text:span text:style-name="T24">int a;</text:span></text:p>
            <text:p xml:id="id285" text:id="id285"><text:span text:style-name="T24"><text:s text:c="4"/></text:span><text:span text:style-name="T24">struct test *p;</text:span></text:p>
            <text:p xml:id="id286" text:id="id286"><text:span text:style-name="T24">}test;</text:span></text:p>
            <text:p xml:id="id287" text:id="id287"><text:span text:style-name="T24">test <text:s/>x, y, *p, *q;</text:span></text:p>
            <text:p xml:id="id305" text:id="id305"><text:span text:style-name="T24">p = &amp;x; </text:span></text:p>
            <text:p xml:id="id307" text:id="id307"><text:span text:style-name="T24">x.p = &amp;y; </text:span></text:p>
            <text:p xml:id="id309" text:id="id309"><text:span text:style-name="T24">q = &amp;y; </text:span></text:p>
            <text:p xml:id="id311" text:id="id311"><text:span text:style-name="T24">y.p = &amp;y; </text:span></text:p>
          </draw:text-box>
        </draw:frame>
        <draw:custom-shape draw:style-name="gr23" draw:text-style-name="P5" xml:id="id288" draw:id="id288" draw:layer="layout" svg:width="1.8cm" svg:height="1.2cm" svg:x="14.6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289" draw:id="id289" draw:layer="layout" svg:width="1.8cm" svg:height="1.2cm" svg:x="14.6cm" svg:y="8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297" draw:id="id297" draw:layer="layout" svg:width="1.8cm" svg:height="1.2cm" svg:x="19.1cm" svg:y="1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298" draw:id="id298" draw:layer="layout" svg:width="1.8cm" svg:height="1.2cm" svg:x="19.1cm" svg:y="12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294" draw:id="id294" draw:layer="layout" svg:width="1.8cm" svg:height="1.2cm" svg:x="23.9cm" svg:y="8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02" draw:id="id302" draw:layer="layout" svg:width="1.8cm" svg:height="1.2cm" svg:x="19.2cm" svg:y="4.8cm">
          <text:p/>
          <draw:enhanced-geometry svg:viewBox="0 0 21600 21600" draw:type="rectangle" draw:enhanced-path="M 0 0 L 21600 0 21600 21600 0 21600 0 0 Z N"/>
        </draw:custom-shape>
        <draw:frame draw:style-name="gr13" draw:text-style-name="P6" xml:id="id290" draw:id="id290" draw:layer="layout" svg:width="1cm" svg:height="1.119cm" svg:x="15cm" svg:y="6.5cm">
          <draw:text-box>
            <text:p><text:span text:style-name="T10">x</text:span></text:p>
          </draw:text-box>
        </draw:frame>
        <draw:frame draw:style-name="gr13" draw:text-style-name="P6" xml:id="id299" draw:id="id299" draw:layer="layout" svg:width="1cm" svg:height="1.119cm" svg:x="19.5cm" svg:y="9.901cm">
          <draw:text-box>
            <text:p><text:span text:style-name="T10">y</text:span></text:p>
          </draw:text-box>
        </draw:frame>
        <draw:frame draw:style-name="gr13" draw:text-style-name="P6" xml:id="id291" draw:id="id291" draw:layer="layout" svg:width="1cm" svg:height="1.119cm" svg:x="15cm" svg:y="6.501cm">
          <draw:text-box>
            <text:p><text:span text:style-name="T10">x</text:span></text:p>
          </draw:text-box>
        </draw:frame>
        <draw:frame draw:style-name="gr13" draw:text-style-name="P6" xml:id="id303" draw:id="id303" draw:layer="layout" svg:width="1cm" svg:height="1.119cm" svg:x="19.4cm" svg:y="3.6cm">
          <draw:text-box>
            <text:p><text:span text:style-name="T10">p</text:span></text:p>
          </draw:text-box>
        </draw:frame>
        <draw:frame draw:style-name="gr13" draw:text-style-name="P6" xml:id="id295" draw:id="id295" draw:layer="layout" svg:width="1cm" svg:height="1.119cm" svg:x="24.3cm" svg:y="7.181cm">
          <draw:text-box>
            <text:p><text:span text:style-name="T10">q</text:span></text:p>
          </draw:text-box>
        </draw:frame>
        <draw:frame draw:style-name="gr24" draw:text-style-name="P6" xml:id="id292" draw:id="id292" draw:layer="layout" svg:width="0.8cm" svg:height="2.698cm" svg:x="13.8cm" svg:y="7.4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frame draw:style-name="gr24" draw:text-style-name="P6" xml:id="id300" draw:id="id300" draw:layer="layout" svg:width="0.8cm" svg:height="2.698cm" svg:x="18.4cm" svg:y="11.4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path draw:style-name="gr20" draw:text-style-name="P7" xml:id="id293" draw:id="id293" draw:layer="layout" svg:width="1.341cm" svg:height="0.698cm" draw:transform="rotate (-1.68057753674534) translate (15.9510525311631cm 9.57788006077894cm)" svg:viewBox="0 0 1342 699" svg:d="M0 647c413-48 1144 327 1201-423l141-224">
          <text:p/>
        </draw:path>
        <draw:path draw:style-name="gr20" draw:text-style-name="P7" xml:id="id301" draw:id="id301" draw:layer="layout" svg:width="1.341cm" svg:height="0.698cm" draw:transform="rotate (-1.68057753674534) translate (20.5510525311631cm 13.5788800607789cm)" svg:viewBox="0 0 1342 699" svg:d="M0 647c413-48 1144 327 1201-423l141-224">
          <text:p/>
        </draw:path>
        <draw:path draw:style-name="gr20" draw:text-style-name="P7" xml:id="id304" draw:id="id304" draw:layer="layout" svg:width="1.341cm" svg:height="0.698cm" draw:transform="rotate (-1.68057753674534) translate (20.4510525311631cm 5.67888006077894cm)" svg:viewBox="0 0 1342 699" svg:d="M0 647c413-48 1144 327 1201-423l141-224">
          <text:p/>
        </draw:path>
        <draw:path draw:style-name="gr20" draw:text-style-name="P7" xml:id="id296" draw:id="id296" draw:layer="layout" svg:width="1.341cm" svg:height="0.698cm" draw:transform="rotate (-1.68057753674534) translate (25.3510525311631cm 9.07888006077894cm)" svg:viewBox="0 0 1342 699" svg:d="M0 647c413-48 1144 327 1201-423l141-224">
          <text:p/>
        </draw:path>
        <draw:polyline draw:style-name="gr4" draw:text-style-name="P7" xml:id="id306" draw:id="id306" draw:layer="layout" svg:width="2.999cm" svg:height="2.299cm" svg:x="16.4cm" svg:y="5.2cm" svg:viewBox="0 0 3000 2300" draw:points="3000,0 0,2300">
          <text:p/>
        </draw:polyline>
        <draw:polyline draw:style-name="gr4" draw:text-style-name="P7" xml:id="id308" draw:id="id308" draw:layer="layout" svg:width="3.695cm" svg:height="1.992cm" svg:x="15.804cm" svg:y="9.507cm" svg:viewBox="0 0 3696 1993" draw:points="0,0 3696,1993">
          <text:p/>
        </draw:polyline>
        <draw:polyline draw:style-name="gr4" draw:text-style-name="P7" xml:id="id310" draw:id="id310" draw:layer="layout" svg:width="3.999cm" svg:height="2.699cm" svg:x="20.2cm" svg:y="8.8cm" svg:viewBox="0 0 4000 2700" draw:points="4000,0 0,2700">
          <text:p/>
        </draw:polyline>
        <draw:path draw:style-name="gr25" draw:text-style-name="P7" xml:id="id312" draw:id="id312" draw:layer="layout" svg:width="2.194cm" svg:height="2.124cm" draw:transform="rotate (0.12618730491919) translate (20.3709297562818cm 11.6497302573377cm)" svg:viewBox="0 0 2195 2125" svg:d="M0 2051c418-39 821 56 1241 73 509 22 872-421 945-880 76-479-317-978-799-935l-389-215-404-94">
          <text:p/>
        </draw:path>
        <draw:frame draw:style-name="gr3" draw:text-style-name="P25" draw:layer="layout" svg:width="20.2cm" svg:height="2.139cm" svg:x="4cm" svg:y="18cm">
          <draw:text-box>
            <text:p text:style-name="P5"><text:span text:style-name="T5">Self referential structures allow us to create a variety of “linked” </text:span><text:span text:style-name="T30">structures of data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rown-blue-black-red" presentation:presentation-page-layout-name="AL3T3">
        <draw:frame presentation:style-name="pr5" draw:layer="layout" svg:width="25.199cm" svg:height="3.506cm" svg:x="1.4cm" svg:y="0.137cm" presentation:class="title" presentation:user-transformed="true">
          <draw:text-box>
            <text:p>-&gt; notation </text:p>
          </draw:text-box>
        </draw:frame>
        <draw:frame presentation:style-name="pr4" draw:text-style-name="P22" draw:layer="layout" svg:width="11.6cm" svg:height="17cm" svg:x="1cm" svg:y="3.8cm" presentation:class="outline" presentation:user-transformed="true">
          <draw:text-box>
            <text:p xml:id="id313" text:id="id313"><text:span text:style-name="T24">typedef struct test {</text:span></text:p>
            <text:p xml:id="id314" text:id="id314"><text:span text:style-name="T24"><text:s text:c="4"/></text:span><text:span text:style-name="T24">int a;</text:span></text:p>
            <text:p xml:id="id315" text:id="id315"><text:span text:style-name="T24"><text:s text:c="4"/></text:span><text:span text:style-name="T24">struct test *p</text:span></text:p>
            <text:p xml:id="id316" text:id="id316"><text:span text:style-name="T24">}test;</text:span></text:p>
            <text:p xml:id="id317" text:id="id317"><text:span text:style-name="T24">test <text:s/>m, n, *x; </text:span></text:p>
            <text:p xml:id="id331" text:id="id331"><text:span text:style-name="T24">m.a = 20; </text:span></text:p>
            <text:p xml:id="id333" text:id="id333"><text:span text:style-name="T24">x = &amp;n; </text:span></text:p>
            <text:p xml:id="id335" text:id="id335"><text:span text:style-name="T24">(*x).a = 40; </text:span></text:p>
            <text:p xml:id="id339" text:id="id339"><text:span text:style-name="T24">x-&gt;a = 50; </text:span></text:p>
            <text:p xml:id="id342" text:id="id342"><text:span text:style-name="T24">x-&gt;p = &amp;m; </text:span></text:p>
            <text:p xml:id="id344" text:id="id344"><text:span text:style-name="T24">x-&gt;p-&gt;p = x; </text:span></text:p>
          </draw:text-box>
        </draw:frame>
        <draw:frame presentation:style-name="pr4" draw:layer="layout" svg:width="16.2cm" svg:height="6.2cm" svg:x="10.958cm" svg:y="3.586cm" presentation:class="outline" presentation:user-transformed="true">
          <draw:text-box>
            <text:list text:style-name="L2">
              <text:list-item>
                <text:p xml:id="id336" text:id="id336">(*x) is the entire structure to which x points</text:p>
                <text:list>
                  <text:list-item>
                    <text:p xml:id="id337" text:id="id337">(*x).a is the variable 'a' in that structure</text:p>
                  </text:list-item>
                </text:list>
              </text:list-item>
              <text:list-item>
                <text:p xml:id="id340" text:id="id340">x-&gt;a is another notation for (*x).a </text:p>
              </text:list-item>
            </text:list>
          </draw:text-box>
        </draw:frame>
        <draw:custom-shape draw:style-name="gr23" draw:text-style-name="P5" xml:id="id318" draw:id="id318" draw:layer="layout" svg:width="1.8cm" svg:height="1.2cm" svg:x="15cm" svg:y="14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19" draw:id="id319" draw:layer="layout" svg:width="1.8cm" svg:height="1.2cm" svg:x="15cm" svg:y="15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24" draw:id="id324" draw:layer="layout" svg:width="1.8cm" svg:height="1.2cm" svg:x="21.4cm" svg:y="16.3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25" draw:id="id325" draw:layer="layout" svg:width="1.8cm" svg:height="1.2cm" svg:x="21.4cm" svg:y="17.5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28" draw:id="id328" draw:layer="layout" svg:width="1.8cm" svg:height="1.2cm" svg:x="19.6cm" svg:y="11.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cm" svg:height="1.119cm" svg:x="21.8cm" svg:y="14.788cm">
          <draw:text-box>
            <text:p xml:id="id323" text:id="id323"><text:span text:style-name="T10">n</text:span></text:p>
          </draw:text-box>
        </draw:frame>
        <draw:frame draw:style-name="gr26" draw:text-style-name="P6" xml:id="id320" draw:id="id320" draw:layer="layout" svg:width="1.2cm" svg:height="1.82cm" svg:x="15.2cm" svg:y="12.98cm">
          <draw:text-box>
            <text:p><text:span text:style-name="T10">m</text:span></text:p>
          </draw:text-box>
        </draw:frame>
        <draw:frame draw:style-name="gr13" draw:text-style-name="P6" xml:id="id329" draw:id="id329" draw:layer="layout" svg:width="1cm" svg:height="1.119cm" svg:x="19.8cm" svg:y="10.2cm">
          <draw:text-box>
            <text:p><text:span text:style-name="T10">x</text:span></text:p>
          </draw:text-box>
        </draw:frame>
        <draw:frame draw:style-name="gr24" draw:text-style-name="P6" xml:id="id321" draw:id="id321" draw:layer="layout" svg:width="0.8cm" svg:height="2.698cm" svg:x="14.2cm" svg:y="14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frame draw:style-name="gr24" draw:text-style-name="P6" xml:id="id326" draw:id="id326" draw:layer="layout" svg:width="0.8cm" svg:height="2.698cm" svg:x="20.7cm" svg:y="16.287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path draw:style-name="gr20" draw:text-style-name="P7" xml:id="id322" draw:id="id322" draw:layer="layout" svg:width="1.341cm" svg:height="0.698cm" draw:transform="rotate (-1.68057753674534) translate (16.3510525311631cm 16.1778800607789cm)" svg:viewBox="0 0 1342 699" svg:d="M0 647c413-48 1144 327 1201-423l141-224">
          <text:p/>
        </draw:path>
        <draw:path draw:style-name="gr20" draw:text-style-name="P7" xml:id="id327" draw:id="id327" draw:layer="layout" svg:width="1.341cm" svg:height="0.698cm" draw:transform="rotate (-1.68057753674534) translate (22.8510525311631cm 18.4658800607789cm)" svg:viewBox="0 0 1342 699" svg:d="M0 647c413-48 1144 327 1201-423l141-224">
          <text:p/>
        </draw:path>
        <draw:path draw:style-name="gr20" draw:text-style-name="P7" xml:id="id330" draw:id="id330" draw:layer="layout" svg:width="1.341cm" svg:height="0.698cm" draw:transform="rotate (-1.68057753674534) translate (20.8510525311631cm 12.2788800607789cm)" svg:viewBox="0 0 1342 699" svg:d="M0 647c413-48 1144 327 1201-423l141-224">
          <text:p/>
        </draw:path>
        <draw:polyline draw:style-name="gr4" draw:text-style-name="P7" xml:id="id334" draw:id="id334" draw:layer="layout" svg:width="1.095cm" svg:height="4.178cm" svg:x="20.704cm" svg:y="12.208cm" svg:viewBox="0 0 1096 4179" draw:points="0,0 1096,4179">
          <text:p/>
        </draw:polyline>
        <draw:frame draw:style-name="gr19" draw:text-style-name="P6" draw:layer="layout" svg:width="1.6cm" svg:height="1.276cm" svg:x="15.1cm" svg:y="14.1cm">
          <draw:text-box>
            <text:p xml:id="id332" text:id="id332"><text:span text:style-name="T15">20</text:span></text:p>
          </draw:text-box>
        </draw:frame>
        <draw:frame draw:style-name="gr19" draw:text-style-name="P6" draw:layer="layout" svg:width="1.6cm" svg:height="1.276cm" svg:x="21.5cm" svg:y="16.387cm">
          <draw:text-box>
            <text:p xml:id="id338" text:id="id338"><text:span text:style-name="T15">40</text:span></text:p>
          </draw:text-box>
        </draw:frame>
        <draw:frame draw:style-name="gr19" draw:text-style-name="P6" draw:layer="layout" svg:width="1.6cm" svg:height="1.276cm" svg:x="21.5cm" svg:y="16.387cm">
          <draw:text-box>
            <text:p xml:id="id341" text:id="id341"><text:span text:style-name="T15">50</text:span></text:p>
          </draw:text-box>
        </draw:frame>
        <draw:polyline draw:style-name="gr4" draw:text-style-name="P7" xml:id="id343" draw:id="id343" draw:layer="layout" svg:width="4.699cm" svg:height="3.899cm" svg:x="16.8cm" svg:y="14.1cm" svg:viewBox="0 0 4700 3900" draw:points="4700,3900 0,0">
          <text:p/>
        </draw:polyline>
        <draw:polyline draw:style-name="gr4" draw:text-style-name="P7" xml:id="id345" draw:id="id345" draw:layer="layout" svg:width="5.195cm" svg:height="0.279cm" svg:x="16.204cm" svg:y="16.107cm" svg:viewBox="0 0 5196 280" draw:points="0,0 5196,2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2">
                  <anim:set smil:begin="0s" smil:dur="0.001s" smil:fill="hold" smil:targetElement="id33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rown-blue-black-red" presentation:presentation-page-layout-name="AL1T32">
        <draw:frame presentation:style-name="pr1" draw:text-style-name="P26" draw:layer="layout" svg:width="25.199cm" svg:height="16.255cm" svg:x="1.4cm" svg:y="0.837cm" presentation:class="subtitle">
          <draw:text-box>
            <text:p><text:span text:style-name="T1">2 Common Problems involving Pointers:</text:span></text:p>
            <text:p><text:span text:style-name="T1"/></text:p>
            <text:p><text:span text:style-name="T1">Dangling Pointers</text:span></text:p>
            <text:p><text:span text:style-name="T1">And</text:span></text:p>
            <text:p><text:span text:style-name="T1">Garbage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NU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LL is a symbolic constant defined in stdio.h</text:p>
                <text:list>
                  <text:list-item>
                    <text:p>#define NULL 0</text:p>
                  </text:list-item>
                </text:list>
              </text:list-item>
              <text:list-item>
                <text:p>Interestingly it is defined to be <text:span text:style-name="T4">0</text:span></text:p>
              </text:list-item>
              <text:list-item>
                <text:p>This is a special pointer value, defined by C language</text:p>
              </text:list-item>
              <text:list-item>
                <text:p>It is guaranteed that a pointer is NOT NULL, unless explicitly set to NU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rown-blue-black-red" presentation:presentation-page-layout-name="AL2T1">
        <draw:frame presentation:style-name="pr3" draw:layer="layout" svg:width="25.199cm" svg:height="3.506cm" svg:x="1.4cm" svg:y="0.837cm" presentation:class="title">
          <draw:text-box>
            <text:p>A side note on NULL</text:p>
          </draw:text-box>
        </draw:frame>
        <draw:frame presentation:style-name="pr4" draw:layer="layout" svg:width="25.6cm" svg:height="14.686cm" svg:x="1.4cm" svg:y="4.914cm" presentation:class="outline" presentation:user-transformed="true">
          <draw:text-box>
            <text:list text:style-name="L2">
              <text:list-item>
                <text:p>NULL is not the number 0</text:p>
              </text:list-item>
              <text:list-item>
                <text:p>NULL is not necessarily the address 0 </text:p>
              </text:list-item>
              <text:list-item>
                <text:p>NULL is just a special value for pointers told to us by C language. </text:p>
                <text:list>
                  <text:list-item>
                    <text:p>Very often we need special values for a certain type</text:p>
                  </text:list-item>
                  <text:list-item>
                    <text:p>E.g. the value '\0' for a character is <text:span text:style-name="T14">universally taken to be a special value indicating end of a character sequence in an array </text:span></text:p>
                  </text:list-item>
                  <text:list-item>
                    <text:p><text:span text:style-name="T14">INT_MAX , INT_MIN are values #defined in limits.h <text:s/>for integers</text:span></text:p>
                  </text:list-item>
                  <text:list-item>
                    <text:p><text:span text:style-name="T14">These type of values are used in programs to indicate either an </text:span><text:span text:style-name="T6">unused variable </text:span><text:span text:style-name="T14"><text:s/>or </text:span><text:span text:style-name="T6">empty variable </text:span><text:span text:style-name="T14">or </text:span><text:span text:style-name="T6">error value </text:span><text:span text:style-name="T14">on that variable </text:span></text:p>
                  </text:list-item>
                </text:list>
              </text:list-item>
              <text:list-item>
                <text:p><text:span text:style-name="T14">Int i = NULL; char c = NULL; works</text:span></text:p>
                <text:list>
                  <text:list-item>
                    <text:p><text:span text:style-name="T14">This is type conversion, why do you want to do it? Instead of saying int i = 0; char c = 0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Total 3 Possibilities for a pointer value</text:p>
                <text:list>
                  <text:list-item>
                    <text:p>Points to memory owned by program</text:p>
                    <text:list>
                      <text:list-item>
                        <text:p>Local variables, Global Variables, Malloced Memory</text:p>
                      </text:list-item>
                    </text:list>
                  </text:list-item>
                  <text:list-item>
                    <text:p>= NULL</text:p>
                  </text:list-item>
                  <text:list-item>
                    <text:p>Dangling</text:p>
                  </text:list-item>
                </text:list>
              </text:list-item>
              <text:list-item>
                <text:p>Dereferencing (that is * ) a dangling (or NULL) pointer is NOT to be done</text:p>
                <text:list>
                  <text:list-item>
                    <text:p>Even if you find that dereferencing a dangling pointer “<text:span text:style-name="T6">does not create problem” </text:span><text:span text:style-name="T14">in your code, it is still not to be done! </text:span></text:p>
                  </text:list-item>
                  <text:list-item>
                    <text:p><text:span text:style-name="T14">Result: The OS punishes your code by terminating it, and saying “Segmentation Fault”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A pointer is dangling when declared &amp; not initialized</text:p>
              </text:list-item>
              <text:list-item>
                <text:p>A pointer becomes non dangling, when assigned to a “good” memory location like local variables, global variables, malloc-ed memory</text:p>
              </text:list-item>
              <text:list-item>
                <text:p>A pointer can become dangling again due to</text:p>
                <text:list>
                  <text:list-item>
                    <text:p>Mistakes in pointer arithmetic</text:p>
                  </text:list-item>
                  <text:list-item>
                    <text:p>Mistakes in manipulation of dynamically allocated memory, e.g. Linked list pointers <text:s/></text:p>
                  </text:list-item>
                  <text:list-item>
                    <text:p>On deallocation of malloced memory using free() 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28" draw:text-style-name="P28" draw:layer="layout" svg:width="1.5cm" svg:height="1.5cm" svg:x="4cm" svg:y="16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8.5cm" svg:y="16cm">
            <text:p text:style-name="P5"><text:span text:style-name="T10">i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3cm" svg:y="16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7.5cm" svg:y="16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path draw:style-name="gr29" draw:text-style-name="P7" draw:layer="layout" svg:width="2.154cm" svg:height="3.177cm" svg:x="12.431cm" svg:y="13.181cm" svg:viewBox="0 0 2155 3178" svg:d="M1231 3175c789 78 1631-1311-48-1299-464 3-1617-106-1010-962l1010-529 289-385">
            <text:p/>
          </draw:path>
          <draw:path draw:style-name="gr29" draw:text-style-name="P7" draw:layer="layout" svg:width="2.068cm" svg:height="1.99cm" draw:transform="rotate (2.5530676298173) translate (4.955cm 16.308cm)" svg:viewBox="0 0 2069 1991" svg:d="M0 0c381 163 2195-208 1055 627-485 355-1761 1855 107 1200l453-187 454 160">
            <text:p/>
          </draw:path>
        </draw:g>
        <draw:frame draw:style-name="gr30" draw:text-style-name="P29" draw:layer="layout" svg:width="22.5cm" svg:height="1.204cm" svg:x="2.5cm" svg:y="18.5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28" draw:text-style-name="P28" draw:layer="layout" svg:width="1.5cm" svg:height="1.5cm" svg:x="4cm" svg:y="16.001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8.5cm" svg:y="16.001cm">
            <text:p text:style-name="P5"><text:span text:style-name="T10">i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3cm" svg:y="16.001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7.5cm" svg:y="16.001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path draw:style-name="gr29" draw:text-style-name="P7" draw:layer="layout" svg:width="2.154cm" svg:height="3.177cm" svg:x="12.431cm" svg:y="13.182cm" svg:viewBox="0 0 2155 3178" svg:d="M1231 3175c789 78 1631-1311-48-1299-464 3-1617-106-1010-962l1010-529 289-385">
            <text:p/>
          </draw:path>
          <draw:line draw:style-name="gr31" draw:text-style-name="P5" draw:layer="layout" svg:x1="5.5cm" svg:y1="16.5cm" svg:x2="8.5cm" svg:y2="16.5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7"/></text:span></text:p>
            <text:p><text:span text:style-name="T31">}</text:span></text:p>
          </draw:text-box>
        </draw:frame>
        <draw:g>
          <draw:custom-shape draw:style-name="gr28" draw:text-style-name="P28" draw:layer="layout" svg:width="1.5cm" svg:height="1.5cm" svg:x="4cm" svg:y="16.002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2.5cm" svg:height="1.5cm" svg:x="8.5cm" svg:y="16.002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3cm" svg:y="16.002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7.5cm" svg:y="16.002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path draw:style-name="gr29" draw:text-style-name="P7" draw:layer="layout" svg:width="2.154cm" svg:height="3.177cm" svg:x="12.431cm" svg:y="13.183cm" svg:viewBox="0 0 2155 3178" svg:d="M1231 3175c789 78 1631-1311-48-1299-464 3-1617-106-1010-962l1010-529 289-385">
            <text:p/>
          </draw:path>
          <draw:line draw:style-name="gr31" draw:text-style-name="P5" draw:layer="layout" svg:x1="5.5cm" svg:y1="16.501cm" svg:x2="8.5cm" svg:y2="16.501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7"/></text:span></text:p>
            <text:p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3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3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3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3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2cm" svg:x2="8.5cm" svg:y2="16.502cm">
            <text:p/>
          </draw:line>
          <draw:line draw:style-name="gr35" draw:text-style-name="P5" draw:layer="layout" svg:x1="14.5cm" svg:y1="16.5cm" svg:x2="17.5cm" svg:y2="16.5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3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3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3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3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2cm" svg:x2="8.5cm" svg:y2="16.502cm">
            <text:p/>
          </draw:line>
          <draw:custom-shape draw:style-name="gr36" draw:text-style-name="P5" draw:layer="layout" svg:width="1.5cm" svg:height="1.5cm" svg:x="13.8cm" svg:y="12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5.3cm" svg:y="12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6.8cm" svg:y="12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8.3cm" svg:y="12.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13.5cm" svg:y1="16cm" svg:x2="14cm" svg:y2="14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7"/></text:span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4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4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4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4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3cm" svg:x2="8.5cm" svg:y2="16.503cm">
            <text:p/>
          </draw:line>
          <draw:custom-shape draw:style-name="gr36" draw:text-style-name="P5" draw:layer="layout" svg:width="1.5cm" svg:height="1.5cm" svg:x="13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5.3cm" svg:y="12.5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6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8.3cm" svg:y="12.50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13.5cm" svg:y1="16.001cm" svg:x2="18.5cm" svg:y2="14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37" draw:text-style-name="P27" draw:layer="layout" svg:width="23.835cm" svg:height="10.173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8"/></text:span><text:span text:style-name="T31">q = q + 1; // q IS dangling now</text:span></text:p>
            <text:p><text:span text:style-name="T31"/></text:p>
            <text:p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5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5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5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5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4cm" svg:x2="8.5cm" svg:y2="16.504cm">
            <text:p/>
          </draw:line>
          <draw:custom-shape draw:style-name="gr36" draw:text-style-name="P5" draw:layer="layout" svg:width="1.5cm" svg:height="1.5cm" svg:x="13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5.3cm" svg:y="12.5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6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8.3cm" svg:y="12.502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13.5cm" svg:y1="16.002cm" svg:x2="20cm" svg:y2="14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38" draw:text-style-name="P27" draw:layer="layout" svg:width="23.835cm" svg:height="10.173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8"/></text:span><text:span text:style-name="T31">q = q + 1; // q IS dangling now</text:span></text:p>
            <text:p><text:span text:style-name="T31"><text:s text:c="8"/></text:span><text:span text:style-name="T31">p = q - 6; // p IS also dangling</text:span></text:p>
            <text:p><text:span text:style-name="T31">}</text:span></text:p>
          </draw:text-box>
        </draw:frame>
        <draw:custom-shape draw:style-name="gr28" draw:text-style-name="P13" draw:layer="layout" svg:width="1.5cm" svg:height="1.5cm" svg:x="4cm" svg:y="16.006cm">
          <text:p text:style-name="P5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.5cm" svg:height="1.5cm" svg:x="8.5cm" svg:y="16.006cm">
          <text:p text:style-name="P5"><text:span text:style-name="T10">I = 10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.5cm" svg:height="1.5cm" svg:x="13cm" svg:y="16.006cm">
          <text:p text:style-name="P5"><text:span text:style-name="T10">q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.5cm" svg:height="1.5cm" svg:x="17.5cm" svg:y="16.006cm">
          <text:p text:style-name="P5"><text:span text:style-name="T10">j</text:span>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5.5cm" svg:y1="16.505cm" svg:x2="11cm" svg:y2="14cm">
          <text:p/>
        </draw:line>
        <draw:custom-shape draw:style-name="gr39" draw:text-style-name="P5" draw:layer="layout" svg:width="1.5cm" svg:height="1.5cm" svg:x="13.8cm" svg:y="12.5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15.3cm" svg:y="12.5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16.8cm" svg:y="12.5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18.3cm" svg:y="12.50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5cm" svg:y1="16.003cm" svg:x2="20cm" svg:y2="14.001cm">
          <text:p/>
        </draw:line>
        <draw:custom-shape draw:style-name="gr40" draw:text-style-name="P30" draw:layer="layout" svg:width="1.5cm" svg:height="1.5cm" svg:x="12.3cm" svg:y="1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1.5cm" svg:height="1.5cm" svg:x="10.8cm" svg:y="12.5cm">
          <text:p/>
          <draw:enhanced-geometry svg:viewBox="0 0 21600 21600" draw:type="rectangle" draw:enhanced-path="M 0 0 L 21600 0 21600 21600 0 21600 0 0 Z N"/>
        </draw:custom-shape>
        <draw:frame draw:style-name="gr42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48" draw:text-style-name="P32" draw:layer="layout" svg:width="12.457cm" svg:height="1.204cm" svg:x="8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=20 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/text:p>
            <text:p><text:span text:style-name="T32">}</text:span></text:p>
          </draw:text-box>
        </draw:frame>
        <draw:g>
          <draw:g>
            <draw:custom-shape draw:style-name="gr39" draw:text-style-name="P5" draw:layer="layout" svg:width="1.5cm" svg:height="1.5cm" svg:x="19cm" svg:y="1.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5" draw:layer="layout" svg:width="1.5cm" svg:height="1.5cm" svg:x="22.241cm" svg:y="1.5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8" draw:layer="layout" svg:width="0.853cm" svg:height="0.962cm" svg:x="19.3cm" svg:y="0.5cm">
              <draw:text-box>
                <text:p>p</text:p>
              </draw:text-box>
            </draw:frame>
            <draw:frame draw:style-name="gr44" draw:text-style-name="P8" draw:layer="layout" svg:width="0.853cm" svg:height="0.962cm" svg:x="22.647cm" svg:y="0.5cm">
              <draw:text-box>
                <text:p>q</text:p>
              </draw:text-box>
            </draw:frame>
            <draw:custom-shape draw:style-name="gr45" draw:text-style-name="P5" draw:layer="layout" svg:width="3cm" svg:height="3.5cm" svg:x="19cm" svg:y="4.5cm">
              <text:p text:style-name="P5">Val =20</text:p>
              <text:p text:style-name="P5"/>
              <text:p text:style-name="P5"/>
              <text:p text:style-name="P5">next</text:p>
              <draw:enhanced-geometry svg:viewBox="0 0 21600 21600" draw:type="rectangle" draw:enhanced-path="M 0 0 L 21600 0 21600 21600 0 21600 0 0 Z N"/>
            </draw:custom-shape>
            <draw:line draw:style-name="gr46" draw:text-style-name="P5" draw:layer="layout" svg:x1="19cm" svg:y1="6cm" svg:x2="22cm" svg:y2="6cm">
              <text:p/>
            </draw:line>
            <draw:frame draw:style-name="gr47" draw:text-style-name="P8" draw:layer="layout" svg:width="0.853cm" svg:height="1.5cm" svg:x="17.647cm" svg:y="4cm">
              <draw:text-box>
                <text:p>a</text:p>
              </draw:text-box>
            </draw:frame>
  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  <text:p/>
            </draw:polyline>
            <draw:polyline draw:style-name="gr29" draw:text-style-name="P7" draw:layer="layout" svg:width="1.053cm" svg:height="0.559cm" draw:transform="rotate (-2.15932135056739) translate (20.2737443880962cm 8.20484783517984cm)" svg:viewBox="0 0 1054 560" draw:points="0,560 561,533 493,0 1054,146">
              <text:p/>
            </draw:polyline>
            <draw:line draw:style-name="gr31" draw:text-style-name="P5" draw:layer="layout" svg:x1="19.5cm" svg:y1="2.5cm" svg:x2="20cm" svg:y2="4.5cm">
              <text:p/>
            </draw:line>
          </draw:g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7"/>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=20</text:p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1" draw:text-style-name="P5" draw:layer="layout" svg:x1="19.5cm" svg:y1="2.5cm" svg:x2="20cm" svg:y2="4.5cm">
            <text:p/>
          </draw:line>
          <draw:custom-shape draw:style-name="gr45" draw:text-style-name="P5" draw:layer="layout" svg:width="3cm" svg:height="3.5cm" svg:x="18.853cm" svg:y="9.5cm">
            <text:p text:style-name="P5">Val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8.853cm" svg:y1="11cm" svg:x2="21.853cm" svg:y2="11cm">
            <text:p/>
          </draw:line>
          <draw:line draw:style-name="gr31" draw:text-style-name="P5" draw:layer="layout" svg:x1="20.5cm" svg:y1="7.5cm" svg:x2="20.5cm" svg:y2="9.5cm">
            <text:p/>
          </draw:line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6"/>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=20</text:p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1" draw:text-style-name="P5" draw:layer="layout" svg:x1="19.5cm" svg:y1="2.5cm" svg:x2="20cm" svg:y2="4.5cm">
            <text:p/>
          </draw:line>
          <draw:custom-shape draw:style-name="gr45" draw:text-style-name="P5" draw:layer="layout" svg:width="3cm" svg:height="3.5cm" svg:x="18.853cm" svg:y="9.5cm">
            <text:p text:style-name="P5">Val=50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8.853cm" svg:y1="11cm" svg:x2="21.853cm" svg:y2="11cm">
            <text:p/>
          </draw:line>
          <draw:line draw:style-name="gr31" draw:text-style-name="P5" draw:layer="layout" svg:x1="20.5cm" svg:y1="7.5cm" svg:x2="20.5cm" svg:y2="9.5cm">
            <text:p/>
          </draw:line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draw:style-name="gr49" draw:text-style-name="P31" draw:layer="layout" svg:width="15.541cm" svg:height="12.403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8"/></text:span><text:span text:style-name="T32">q = a.next;</text:span></text:p>
            <text:p><text:span text:style-name="T32"><text:s text:c="6"/></text:span></text:p>
            <text:p><text:span text:style-name="T32">}</text:span></text:p>
          </draw:text-box>
        </draw:frame>
        <draw:custom-shape draw:style-name="gr39" draw:text-style-name="P5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0.853cm" svg:height="0.962cm" svg:x="19.3cm" svg:y="0.5cm">
          <draw:text-box>
            <text:p><text:span text:style-name="T8">p</text:span></text:p>
          </draw:text-box>
        </draw:frame>
        <draw:frame draw:style-name="gr44" draw:text-style-name="P11" draw:layer="layout" svg:width="0.853cm" svg:height="0.962cm" svg:x="22.647cm" svg:y="0.5cm">
          <draw:text-box>
            <text:p><text:span text:style-name="T8">q</text:span></text:p>
          </draw:text-box>
        </draw:frame>
        <draw:custom-shape draw:style-name="gr45" draw:text-style-name="P9" draw:layer="layout" svg:width="3cm" svg:height="3.5cm" svg:x="19cm" svg:y="4.5cm">
          <text:p text:style-name="P5"><text:span text:style-name="T8">Val =20</text:span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cm" svg:y1="6cm" svg:x2="22cm" svg:y2="6cm">
          <text:p/>
        </draw:line>
        <draw:frame draw:style-name="gr47" draw:text-style-name="P11" draw:layer="layout" svg:width="0.853cm" svg:height="1.5cm" svg:x="17.647cm" svg:y="4cm">
          <draw:text-box>
            <text:p><text:span text:style-name="T8">a</text:span></text:p>
          </draw:text-box>
        </draw:frame>
        <draw:line draw:style-name="gr31" draw:text-style-name="P5" draw:layer="layout" svg:x1="19.5cm" svg:y1="2.5cm" svg:x2="20cm" svg:y2="4.5cm">
          <text:p/>
        </draw:line>
        <draw:custom-shape draw:style-name="gr45" draw:text-style-name="P9" draw:layer="layout" svg:width="3cm" svg:height="3.5cm" svg:x="18.853cm" svg:y="9.5cm">
          <text:p text:style-name="P5"><text:span text:style-name="T8">Val=50</text:span></text:p>
          <text:p text:style-name="P5"><text:span text:style-name="T8"/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8.853cm" svg:y1="11cm" svg:x2="21.853cm" svg:y2="11cm">
          <text:p/>
        </draw:line>
        <draw:line draw:style-name="gr31" draw:text-style-name="P5" draw:layer="layout" svg:x1="20.5cm" svg:y1="7.5cm" svg:x2="20.5cm" svg:y2="9.5cm">
          <text:p/>
        </draw:line>
        <draw:line draw:style-name="gr31" draw:text-style-name="P5" draw:layer="layout" svg:x1="23.5cm" svg:y1="2.5cm" svg:x2="22cm" svg:y2="9.5cm">
          <text:p/>
        </draw:line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draw:style-name="gr50" draw:text-style-name="P31" draw:layer="layout" svg:width="15.541cm" svg:height="13.271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8"/></text:span><text:span text:style-name="T32">q = a.next;</text:span></text:p>
            <text:p><text:span text:style-name="T32"><text:s text:c="8"/></text:span><text:span text:style-name="T32">free(a.next);</text:span></text:p>
            <text:p><text:span text:style-name="T32"><text:s text:c="7"/></text:span></text:p>
            <text:p><text:span text:style-name="T32">}</text:span></text:p>
          </draw:text-box>
        </draw:frame>
        <draw:custom-shape draw:style-name="gr39" draw:text-style-name="P5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0.853cm" svg:height="0.962cm" svg:x="19.3cm" svg:y="0.5cm">
          <draw:text-box>
            <text:p><text:span text:style-name="T8">p</text:span></text:p>
          </draw:text-box>
        </draw:frame>
        <draw:frame draw:style-name="gr44" draw:text-style-name="P11" draw:layer="layout" svg:width="0.853cm" svg:height="0.962cm" svg:x="22.647cm" svg:y="0.5cm">
          <draw:text-box>
            <text:p><text:span text:style-name="T8">q</text:span></text:p>
          </draw:text-box>
        </draw:frame>
        <draw:custom-shape draw:style-name="gr45" draw:text-style-name="P9" draw:layer="layout" svg:width="3cm" svg:height="3.5cm" svg:x="19cm" svg:y="4.5cm">
          <text:p text:style-name="P5"><text:span text:style-name="T8">Val =20</text:span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cm" svg:y1="6cm" svg:x2="22cm" svg:y2="6cm">
          <text:p/>
        </draw:line>
        <draw:frame draw:style-name="gr47" draw:text-style-name="P11" draw:layer="layout" svg:width="0.853cm" svg:height="1.5cm" svg:x="17.647cm" svg:y="4cm">
          <draw:text-box>
            <text:p><text:span text:style-name="T8">a</text:span></text:p>
          </draw:text-box>
        </draw:frame>
        <draw:line draw:style-name="gr31" draw:text-style-name="P5" draw:layer="layout" svg:x1="19.5cm" svg:y1="2.5cm" svg:x2="20cm" svg:y2="4.5cm">
          <text:p/>
        </draw:line>
        <draw:custom-shape draw:style-name="gr51" draw:text-style-name="P20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29" draw:text-style-name="P7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29" draw:text-style-name="P7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draw:style-name="gr52" draw:text-style-name="P31" draw:layer="layout" svg:width="15.541cm" svg:height="14.1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8"/></text:span><text:span text:style-name="T32">q = a.next;</text:span></text:p>
            <text:p><text:span text:style-name="T32"><text:s text:c="8"/></text:span><text:span text:style-name="T32">free(a.next);</text:span></text:p>
            <text:p><text:span text:style-name="T32"><text:tab/></text:span><text:span text:style-name="T33"> <text:s/></text:span><text:span text:style-name="T33">q-&gt;val = 100; // segfault</text:span></text:p>
            <text:p><text:span text:style-name="T32"><text:s text:c="7"/></text:span></text:p>
            <text:p><text:span text:style-name="T32">}</text:span></text:p>
          </draw:text-box>
        </draw:frame>
        <draw:custom-shape draw:style-name="gr39" draw:text-style-name="P5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0.853cm" svg:height="0.962cm" svg:x="19.3cm" svg:y="0.5cm">
          <draw:text-box>
            <text:p><text:span text:style-name="T8">p</text:span></text:p>
          </draw:text-box>
        </draw:frame>
        <draw:frame draw:style-name="gr44" draw:text-style-name="P11" draw:layer="layout" svg:width="0.853cm" svg:height="0.962cm" svg:x="22.647cm" svg:y="0.5cm">
          <draw:text-box>
            <text:p><text:span text:style-name="T8">q</text:span></text:p>
          </draw:text-box>
        </draw:frame>
        <draw:custom-shape draw:style-name="gr45" draw:text-style-name="P9" draw:layer="layout" svg:width="3cm" svg:height="3.5cm" svg:x="19cm" svg:y="4.5cm">
          <text:p text:style-name="P5"><text:span text:style-name="T8">Val =20</text:span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cm" svg:y1="6cm" svg:x2="22cm" svg:y2="6cm">
          <text:p/>
        </draw:line>
        <draw:frame draw:style-name="gr47" draw:text-style-name="P11" draw:layer="layout" svg:width="0.853cm" svg:height="1.5cm" svg:x="17.647cm" svg:y="4cm">
          <draw:text-box>
            <text:p><text:span text:style-name="T8">a</text:span></text:p>
          </draw:text-box>
        </draw:frame>
        <draw:line draw:style-name="gr31" draw:text-style-name="P5" draw:layer="layout" svg:x1="19.5cm" svg:y1="2.5cm" svg:x2="20cm" svg:y2="4.5cm">
          <text:p/>
        </draw:line>
        <draw:custom-shape draw:style-name="gr51" draw:text-style-name="P20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29" draw:text-style-name="P7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29" draw:text-style-name="P7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Rememb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>Dereferencing a dangling pointer is a cause of segmentation fault</text:p>
              </text:list-item>
              <text:list-item>
                <text:p>Dereferencing can occur using * <text:s/>or <text:s/>[ ] </text:p>
              </text:list-item>
              <text:list-item>
                <text:p>Having a dangling pointer does not cause segmentation fault</text:p>
                <text:list>
                  <text:list-item>
                    <text:p>Dereferencing it causes</text:p>
                  </text:list-item>
                  <text:list-item>
                    <text:p>Having dangling pointers is not wrong, but why have them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draw:frame presentation:style-name="pr11" draw:text-style-name="P33" draw:layer="layout" svg:width="12.6cm" svg:height="3.963cm" svg:x="0.2cm" svg:y="0.037cm" presentation:class="title" presentation:user-transformed="true">
          <draw:text-box>
            <text:p><text:span text:style-name="T18">Garbage Memory</text:span></text:p>
          </draw:text-box>
        </draw:frame>
        <draw:frame presentation:style-name="pr10" draw:text-style-name="P34" draw:layer="layout" svg:width="12.297cm" svg:height="12.179cm" svg:x="1.4cm" svg:y="4.914cm" presentation:class="outline" presentation:user-transformed="true">
          <draw:text-box>
            <text:p xml:id="id346" text:id="id346"><text:span text:style-name="T34">int *p, i; </text:span></text:p>
            <text:p xml:id="id352" text:id="id352"><text:span text:style-name="T34">p = malloc</text:span></text:p>
            <text:p xml:id="id353" text:id="id353"><text:span text:style-name="T34"><text:s text:c="7"/></text:span><text:span text:style-name="T34">(sizeof(int) * 4); </text:span></text:p>
            <text:p xml:id="id360" text:id="id360"><text:span text:style-name="T34">p = &amp;i; </text:span></text:p>
          </draw:text-box>
        </draw:frame>
        <draw:frame presentation:style-name="pr10" draw:text-style-name="P33" draw:layer="layout" svg:width="13.287cm" svg:height="20.286cm" svg:x="14.113cm" svg:y="0.514cm" presentation:class="outline" presentation:user-transformed="true">
          <draw:text-box>
            <text:list text:style-name="L4">
              <text:list-item>
                <text:p xml:id="id362" text:id="id362"><text:span text:style-name="T18">p was pointing to malloced memory</text:span></text:p>
              </text:list-item>
              <text:list-item>
                <text:p xml:id="id363" text:id="id363"><text:span text:style-name="T18">In the end p points to i </text:span></text:p>
              </text:list-item>
              <text:list-item>
                <text:p xml:id="id364" text:id="id364"><text:span text:style-name="T18">How to access the malloced memory now?</text:span></text:p>
                <text:list>
                  <text:list-item>
                    <text:p xml:id="id365" text:id="id365"><text:span text:style-name="T18">No way! It's Lost! </text:span></text:p>
                  </text:list-item>
                  <text:list-item>
                    <text:p xml:id="id366" text:id="id366"><text:span text:style-name="T18">It became “garbage memory” </text:span></text:p>
                  </text:list-item>
                </text:list>
              </text:list-item>
              <text:list-item>
                <text:p xml:id="id367" text:id="id367"><text:span text:style-name="T18">Problems like this result in memory waste</text:span></text:p>
                <text:list>
                  <text:list-item>
                    <text:p xml:id="id368" text:id="id368"><text:span text:style-name="T18">Also called as Memory leak</text:span></text:p>
                  </text:list-item>
                </text:list>
              </text:list-item>
              <text:list-item>
                <text:p xml:id="id369" text:id="id369"><text:span text:style-name="T18">Solution</text:span></text:p>
                <text:list>
                  <text:list-item>
                    <text:p xml:id="id370" text:id="id370"><text:span text:style-name="T35">Keep another point pointing to malloced <text:s/>memory</text:span></text:p>
                    <text:p xml:id="id371" text:id="id371"><text:span text:style-name="T36">p = malloc(sizeof(int) * 4);</text:span></text:p>
                    <text:p xml:id="id372" text:id="id372"><text:span text:style-name="T36">q <text:s/>= p;</text:span></text:p>
                    <text:p xml:id="id373" text:id="id373"><text:span text:style-name="T36">p = &amp;i;</text:span></text:p>
                  </text:list-item>
                  <text:list-item>
                    <text:p xml:id="id374" text:id="id374"><text:span text:style-name="T35">Malloced memory is available through pointer q </text:span></text:p>
                  </text:list-item>
                </text:list>
              </text:list-item>
            </text:list>
          </draw:text-box>
        </draw:frame>
        <draw:custom-shape draw:style-name="gr2" draw:text-style-name="P5" xml:id="id347" draw:id="id347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2" draw:text-style-name="P10" xml:id="id348" draw:id="id348" draw:layer="layout" svg:width="1cm" svg:height="2.2cm" svg:x="0.8cm" svg:y="16cm">
          <draw:text-box>
            <text:p><text:span text:style-name="T5">p</text:span></text:p>
          </draw:text-box>
        </draw:frame>
        <draw:custom-shape draw:style-name="gr2" draw:text-style-name="P9" xml:id="id354" draw:id="id354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355" draw:id="id355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356" draw:id="id356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357" draw:id="id357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polyline draw:style-name="gr4" draw:text-style-name="P7" xml:id="id359" draw:id="id359" draw:layer="layout" svg:width="1.799cm" svg:height="0.199cm" svg:x="2.2cm" svg:y="18.4cm" svg:viewBox="0 0 1800 200" draw:points="0,0 1800,200">
          <text:p/>
        </draw:polyline>
        <draw:frame draw:style-name="gr53" draw:text-style-name="P6" xml:id="id358" draw:id="id358" draw:layer="layout" svg:width="9.2cm" svg:height="1.987cm" svg:x="4cm" svg:y="17.093cm">
          <draw:text-box>
            <text:p><text:span text:style-name="T10"><text:s/></text:span><text:span text:style-name="T10">0 <text:s text:c="7"/>1 <text:s text:c="7"/>2 <text:s text:c="7"/>3</text:span></text:p>
          </draw:text-box>
        </draw:frame>
        <draw:custom-shape draw:style-name="gr2" draw:text-style-name="P5" xml:id="id350" draw:id="id350" draw:layer="layout" svg:width="2cm" svg:height="2cm" svg:x="4.2cm" svg:y="13.6cm">
          <text:p/>
          <draw:enhanced-geometry svg:viewBox="0 0 21600 21600" draw:type="rectangle" draw:enhanced-path="M 0 0 L 21600 0 21600 21600 0 21600 0 0 Z N"/>
        </draw:custom-shape>
        <draw:frame draw:style-name="gr12" draw:text-style-name="P10" xml:id="id351" draw:id="id351" draw:layer="layout" svg:width="1cm" svg:height="2.2cm" svg:x="4.6cm" svg:y="12.4cm">
          <draw:text-box>
            <text:p><text:span text:style-name="T5">i</text:span></text:p>
          </draw:text-box>
        </draw:frame>
        <draw:path draw:style-name="gr20" draw:text-style-name="P7" xml:id="id349" draw:id="id349" draw:layer="layout" svg:width="1.239cm" svg:height="1.089cm" draw:transform="rotate (-1.21056036918327) translate (2.82576281315572cm 19.0352105571051cm)" svg:viewBox="0 0 1240 1090" svg:d="M0 1041c530 204 1110-263 1147-794l93-247">
          <text:p/>
        </draw:path>
        <draw:polyline draw:style-name="gr4" draw:text-style-name="P7" xml:id="id361" draw:id="id361" draw:layer="layout" svg:width="2.399cm" svg:height="2.599cm" svg:x="1.8cm" svg:y="15.4cm" svg:viewBox="0 0 2400 2600" draw:points="0,2600 24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2" draw:text-style-name="P1" draw:layer="layout" svg:width="25.199cm" svg:height="16.255cm" svg:x="1.4cm" svg:y="0.837cm" presentation:class="subtitle">
          <draw:text-box>
            <text:p><text:span text:style-name="T37">Segmentation Fau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 is segmentation fault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 xml:id="id375" text:id="id375">A program accessing an “illegal” memory location </text:p>
                <text:list>
                  <text:list-item>
                    <text:p xml:id="id376" text:id="id376">Is punished by the operating system for doing so</text:p>
                  </text:list-item>
                  <text:list-item>
                    <text:p xml:id="id377" text:id="id377"><text:span text:style-name="T38">The program gets “terminated” (killed)</text:span></text:p>
                  </text:list-item>
                  <text:list-item>
                    <text:p xml:id="id378" text:id="id378">“segmentation” comes from “memory management” <text:s/>concepts in operating systems</text:p>
                  </text:list-item>
                </text:list>
              </text:list-item>
              <text:list-item>
                <text:p xml:id="id379" text:id="id379">It is <text:span text:style-name="T38">ALWAYS</text:span> a fault of the programmer! </text:p>
              </text:list-item>
              <text:list-item>
                <text:p xml:id="id380" text:id="id380">Beware</text:p>
                <text:list>
                  <text:list-item>
                    <text:p xml:id="id381" text:id="id381">Turbo C may hide some memory violations</text:p>
                  </text:list-item>
                  <text:list-item>
                    <text:p xml:id="id382" text:id="id382">If a programmer does <text:s/>illegal memory access, segmentation fault may not occur sometimes! </text:p>
                    <text:list>
                      <text:list-item>
                        <text:p xml:id="id383" text:id="id383">OS may “forgive” your program :-; 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Some Typical Reasons for Seg-faul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 text:style-name="P35"><text:span text:style-name="T39">Deferencing Dangling Pointers </text:span></text:p>
            <text:p text:style-name="P35"><text:span text:style-name="T39">Array Index Violation</text:span></text:p>
            <text:p text:style-name="P35"><text:span text:style-name="T39">Incorrect Function Arguments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draw:frame presentation:style-name="pr6" draw:layer="layout" svg:width="25.199cm" svg:height="3.506cm" svg:x="1.4cm" svg:y="-0.263cm" presentation:class="title" presentation:user-transformed="true">
          <draw:text-box>
            <text:p><text:span text:style-name="T40">Dangling Pointer Dereference: Some examples</text:span></text:p>
          </draw:text-box>
        </draw:frame>
        <draw:frame presentation:style-name="pr13" draw:text-style-name="P36" xml:id="id384" draw:id="id384" draw:layer="layout" svg:width="6.2cm" svg:height="2.686cm" svg:x="1.4cm" svg:y="3.214cm" presentation:class="outline" presentation:user-transformed="true">
          <draw:text-box>
            <text:list text:style-name="L4">
              <text:list-header>
                <text:p>Int *p, i; </text:p>
                <text:p>*p = 20; </text:p>
              </text:list-header>
            </text:list>
          </draw:text-box>
        </draw:frame>
        <draw:frame presentation:style-name="pr14" draw:text-style-name="P37" xml:id="id387" draw:id="id387" draw:layer="layout" svg:width="12.887cm" svg:height="13.886cm" svg:x="14.313cm" svg:y="2.914cm" presentation:class="outline" presentation:user-transformed="true">
          <draw:text-box>
            <text:list text:style-name="L4">
              <text:list-header>
                <text:p>Int *f(int *p) {</text:p>
                <text:p><text:s text:c="6"/>int x = *p + 2;</text:p>
                <text:p><text:s text:c="6"/>return &amp;x; </text:p>
                <text:p>}</text:p>
                <text:p>int main() {</text:p>
                <text:p><text:s text:c="5"/>int i, *q;</text:p>
                <text:p><text:s text:c="5"/>scanf(“%d”, &amp;i);</text:p>
                <text:p><text:s text:c="5"/>q = f(&amp;i); </text:p>
                <text:p><text:s text:c="6"/>*q = 20; </text:p>
                <text:p>}</text:p>
              </text:list-header>
            </text:list>
          </draw:text-box>
        </draw:frame>
        <draw:frame presentation:style-name="pr15" draw:text-style-name="P38" xml:id="id385" draw:id="id385" draw:layer="layout" svg:width="12.6cm" svg:height="6.4cm" svg:x="1.2cm" svg:y="6.3cm" presentation:class="outline" presentation:user-transformed="true">
          <draw:text-box>
            <text:list text:style-name="L4">
              <text:list-header>
                <text:p><text:span text:style-name="T41">Int *p, i; </text:span></text:p>
                <text:p><text:span text:style-name="T41">p = malloc(</text:span></text:p>
                <text:p><text:span text:style-name="T41"><text:s text:c="10"/></text:span><text:span text:style-name="T41">sizeof(int)*2);</text:span></text:p>
                <text:p><text:span text:style-name="T41">free(p); </text:span></text:p>
                <text:p><text:span text:style-name="T41">p[2] = 20; </text:span></text:p>
              </text:list-header>
            </text:list>
          </draw:text-box>
        </draw:frame>
        <draw:frame draw:style-name="gr54" draw:text-style-name="P39" draw:layer="layout" svg:width="26.8cm" svg:height="3.784cm" svg:x="0.4cm" svg:y="17.216cm">
          <draw:text-box>
            <text:p xml:id="id388" text:id="id388" text:style-name="P5"><text:span text:style-name="T42">Don't return address of a local variable! The variable disappears after function call, and the returned address is a dangling pointer. </text:span></text:p>
          </draw:text-box>
        </draw:frame>
        <draw:frame presentation:style-name="pr13" draw:text-style-name="P36" xml:id="id386" draw:id="id386" draw:layer="layout" svg:width="7.6cm" svg:height="3.9cm" svg:x="3.6cm" svg:y="12.9cm" presentation:class="outline" presentation:user-transformed="true">
          <draw:text-box>
            <text:list text:style-name="L4">
              <text:list-header>
                <text:p>Int *p, i; </text:p>
                <text:p>p = &amp;i; </text:p>
                <text:p>p[1] = 20;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Array Index Violation</text:p>
          </draw:text-box>
        </draw:frame>
        <draw:frame presentation:style-name="pr7" draw:layer="layout" svg:width="25.199cm" svg:height="13.86cm" svg:x="1.4cm" svg:y="3.714cm" presentation:class="outline" presentation:user-transformed="true">
          <draw:text-box>
            <text:list text:style-name="L4">
              <text:list-header>
                <text:p xml:id="id389" text:id="id389">Valid indices for an array of size n: 0 .. n-1 </text:p>
                <text:p xml:id="id390" text:id="id390">Accessing any index &lt;=-1 or &gt;=n <text:span text:style-name="T6">may</text:span><text:span text:style-name="T14"> result in seg-fault (it may not result in some cases, but it is STILL WRONG to do it!) </text:span></text:p>
                <text:p xml:id="id391" text:id="id391"><text:span text:style-name="T14">Try this code:</text:span></text:p>
                <text:p><text:span text:style-name="T14"/></text:p>
              </text:list-header>
            </text:list>
          </draw:text-box>
        </draw:frame>
        <draw:frame draw:style-name="gr55" draw:text-style-name="P40" xml:id="id392" draw:id="id392" draw:layer="layout" svg:width="13.5cm" svg:height="8.369cm" svg:x="13cm" svg:y="9.1cm">
          <draw:text-box>
            <text:p><text:span text:style-name="T31">#include &lt;stdio.h&gt;</text:span></text:p>
            <text:p><text:span text:style-name="T31">int main() {</text:span></text:p>
            <text:p><text:span text:style-name="T31"><text:tab/></text:span><text:span text:style-name="T31">int a[16], i = 0;</text:span></text:p>
            <text:p><text:span text:style-name="T31"><text:tab/></text:span><text:span text:style-name="T31">while(1) {</text:span></text:p>
            <text:p><text:span text:style-name="T31"><text:tab/></text:span><text:span text:style-name="T31"><text:tab/></text:span><text:span text:style-name="T31">a[i] = i;</text:span></text:p>
            <text:p><text:span text:style-name="T31"><text:tab/></text:span><text:span text:style-name="T31"><text:tab/></text:span><text:span text:style-name="T31">printf("%d\n", a[i]);</text:span></text:p>
            <text:p><text:span text:style-name="T31"><text:tab/></text:span><text:span text:style-name="T31"><text:tab/></text:span><text:span text:style-name="T31">i++;</text:span></text:p>
            <text:p><text:span text:style-name="T31"><text:tab/></text:span><text:span text:style-name="T31">}</text:span></text:p>
            <text:p><text:span text:style-name="T31">}</text:span></text:p>
          </draw:text-box>
        </draw:frame>
        <draw:frame draw:style-name="gr56" draw:text-style-name="P19" xml:id="id393" draw:id="id393" draw:layer="layout" svg:width="4.5cm" svg:height="5.969cm" svg:x="2.5cm" svg:y="11.3cm">
          <draw:text-box>
            <text:p><text:span text:style-name="T43">At what value of i does the code seg-fault? Try 2-3 times.</text:span></text:p>
          </draw:text-box>
        </draw:frame>
        <draw:frame draw:style-name="gr57" draw:text-style-name="P25" draw:layer="layout" svg:width="24cm" svg:height="4.027cm" svg:x="3.2cm" svg:y="17.1cm">
          <draw:text-box>
            <text:p xml:id="id394" text:id="id394" text:style-name="P5"><text:span text:style-name="T5">Reason: OS may allocate more than 16-integer size memory for the program. So the seg fault </text:span><text:span text:style-name="T30">may not</text:span><text:span text:style-name="T44"> occur at index 16 or slightely higher indices also. Still wrong to access index &gt;=n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s: Pointer Argumen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<text:span text:style-name="T22">Rule: When you want a function to change it's arguments</text:span></text:p>
                <text:list>
                  <text:list-item>
                    <text:p><text:span text:style-name="T20">Function takes pointer arguments</text:span></text:p>
                  </text:list-item>
                  <text:list-item>
                    <text:p><text:span text:style-name="T20">Call passes address of “actual argument”</text:span></text:p>
                  </text:list-item>
                </text:list>
              </text:list-item>
              <text:list-item>
                <text:p><text:span text:style-name="T22">Example: Swap function (correct code)</text:span></text:p>
                <text:p/>
              </text:list-item>
            </text:list>
          </draw:text-box>
        </draw:frame>
        <draw:frame draw:style-name="gr58" draw:text-style-name="P27" draw:layer="layout" svg:width="22.135cm" svg:height="9.271cm" svg:x="2cm" svg:y="11.5cm">
          <draw:text-box>
            <text:p><text:span text:style-name="T31">void swap(int *a, int *b ) {</text:span></text:p>
            <text:p><text:span text:style-name="T31"><text:tab/></text:span><text:span text:style-name="T31"><text:tab/></text:span><text:span text:style-name="T31">int temp;</text:span></text:p>
            <text:p><text:span text:style-name="T31"><text:tab/></text:span><text:span text:style-name="T31"><text:tab/></text:span><text:span text:style-name="T31">temp = *a; </text:span></text:p>
            <text:p><text:span text:style-name="T31"><text:tab/></text:span><text:span text:style-name="T31"><text:tab/></text:span><text:span text:style-name="T31">*a = * b;</text:span></text:p>
            <text:p><text:span text:style-name="T31"><text:tab/></text:span><text:span text:style-name="T31"><text:tab/></text:span><text:span text:style-name="T31">*b = temp;</text:span></text:p>
            <text:p><text:span text:style-name="T31">}</text:span></text:p>
            <text:p><text:span text:style-name="T31">int main() {</text:span></text:p>
            <text:p><text:span text:style-name="T31"><text:s text:c="6"/></text:span><text:span text:style-name="T31">int m = 20, n = 30;</text:span></text:p>
            <text:p><text:span text:style-name="T31"><text:s text:c="6"/></text:span><text:span text:style-name="T31">swap(&amp;m, &amp;n); </text:span></text:p>
            <text:p><text:span text:style-name="T3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correct Pointer Aruments - Segfaul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45">int i;</text:span></text:p>
                <text:p><text:span text:style-name="T45">scanf(“%d”, i);</text:span></text:p>
                <text:list>
                  <text:list-header>
                    <text:p>Scanf <text:s/>tries to do something like</text:p>
                    <text:p><text:span text:style-name="T46">*i = value // segfault here</text:span></text:p>
                    <text:p>Segfault occurs in scanf, although the reason is call to scanf</text:p>
                  </text:list-header>
                  <text:list-item>
                    <text:p><text:span text:style-name="T47">Note that this is basically a dangling pointer dereference which took place inside scanf(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Guidelines to avoid segfault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>Always initialize pointers to NULL</text:p>
                <text:list>
                  <text:list-item>
                    <text:p>This will not avoid segfaults, but may lead to early detection of a problem</text:p>
                  </text:list-item>
                </text:list>
              </text:list-item>
              <text:list-item>
                <text:p>While accessing arrays, make sure that array index is valid</text:p>
              </text:list-item>
              <text:list-item>
                <text:p>Never return address of local variable of a function </text:p>
              </text:list-item>
              <text:list-item>
                <text:p>DO NOT IGNORE compiler's warnings </text:p>
                <text:list>
                  <text:list-item>
                    <text:p>Compilers often warn about potential dangling references, type conversions which have a potential for segfaults</text:p>
                  </text:list-item>
                  <text:list-item>
                    <text:p>Make sure that you rewrite code to remove all warnings</text:p>
                  </text:list-item>
                  <text:list-item>
                    <text:p>Use “-Wall” option with gcc. <text:s/><text:span text:style-name="T47">&gt; cc -Wall program.c -o program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top="0.4cm" fo:margin-bottom="0cm"/>
      <style:text-properties fo:color="#000000" fo:font-size="28pt" style:font-size-asian="28pt" style:font-size-complex="28pt"/>
    </style:style>
    <style:style style:name="brown-blue-black-red-outline3" style:family="presentation" style:parent-style-name="brown-blue-black-red-outline2">
      <style:paragraph-properties fo:margin-top="0.3cm" fo:margin-bottom="0cm"/>
      <style:text-properties fo:color="#009900" fo:font-size="24pt" style:font-size-asian="24pt" style:font-size-complex="24pt"/>
    </style:style>
    <style:style style:name="brown-blue-black-red-outline4" style:family="presentation" style:parent-style-name="brown-blue-black-red-outline3">
      <style:paragraph-properties fo:margin-top="0.2cm" fo:margin-bottom="0cm"/>
      <style:text-properties fo:font-size="20pt" style:font-size-asian="20pt" style:font-size-complex="20pt"/>
    </style:style>
    <style:style style:name="brown-blue-black-red-outline5" style:family="presentation" style:parent-style-name="brown-blue-black-red-outline4">
      <style:paragraph-properties fo:margin-top="0.1cm" fo:margin-bottom="0cm"/>
      <style:text-properties fo:font-size="20pt" style:font-size-asian="20pt" style:font-size-complex="20pt"/>
    </style:style>
    <style:style style:name="brown-blue-black-red-outline6" style:family="presentation" style:parent-style-name="brown-blue-black-red-outline5">
      <style:paragraph-properties fo:margin-top="0.1cm" fo:margin-bottom="0cm"/>
      <style:text-properties fo:font-size="20pt" style:font-size-asian="20pt" style:font-size-complex="20pt"/>
    </style:style>
    <style:style style:name="brown-blue-black-red-outline7" style:family="presentation" style:parent-style-name="brown-blue-black-red-outline6">
      <style:paragraph-properties fo:margin-top="0.1cm" fo:margin-bottom="0cm"/>
      <style:text-properties fo:font-size="20pt" style:font-size-asian="20pt" style:font-size-complex="20pt"/>
    </style:style>
    <style:style style:name="brown-blue-black-red-outline8" style:family="presentation" style:parent-style-name="brown-blue-black-red-outline7">
      <style:paragraph-properties fo:margin-top="0.1cm" fo:margin-bottom="0cm"/>
      <style:text-properties fo:font-size="20pt" style:font-size-asian="20pt" style:font-size-complex="20pt"/>
    </style:style>
    <style:style style:name="brown-blue-black-red-outline9" style:family="presentation" style:parent-style-name="brown-blue-black-red-outline8">
      <style:paragraph-properties fo:margin-top="0.1cm" fo:margin-bottom="0cm"/>
      <style:text-properties fo:font-size="20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8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own-blue-black-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own-blue-black-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rown-blue-black-red" style:page-layout-name="PM1" draw:style-name="Mdp1">
      <draw:frame presentation:style-name="brown-blue-black-red-title" draw:layer="backgroundobjects" svg:width="25.199cm" svg:height="3.506cm" svg:x="1.4cm" svg:y="0.837cm" presentation:class="title" presentation:placeholder="true">
        <draw:text-box/>
      </draw:frame>
      <draw:frame presentation:style-name="brown-blue-black-re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22:33:09.390792996</meta:creation-date>
    <meta:editing-duration>P1DT1H43M32S</meta:editing-duration>
    <meta:editing-cycles>107</meta:editing-cycles>
    <meta:generator>LibreOffice/5.0.2.2$Linux_X86_64 LibreOffice_project/37b43f919e4de5eeaca9b9755ed688758a8251fe</meta:generator>
    <dc:title>brown-blue-black-red</dc:title>
    <dc:date>2016-07-25T11:53:33.679239160</dc:date>
    <meta:document-statistic meta:object-count="686"/>
    <meta:template xlink:type="simple" xlink:actuate="onRequest" xlink:title="brown-blue-black-red" xlink:href="../../../../../../.config/libreoffice/4/user/template/brown-blue-black-red.otp" meta:date="2016-07-22T22:33:09.179699571"/>
  </office:meta>
</office:document-meta>
</file>